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fo:language="es" fo:country="AR" officeooo:rsid="0021fa78" officeooo:paragraph-rsid="002c9246"/>
    </style:style>
    <style:style style:name="P2" style:family="paragraph" style:parent-style-name="normal">
      <style:text-properties fo:language="es" fo:country="AR" officeooo:rsid="0023ce0c" officeooo:paragraph-rsid="00247fcd"/>
    </style:style>
    <style:style style:name="P3" style:family="paragraph" style:parent-style-name="normal">
      <style:text-properties fo:language="es" fo:country="AR" officeooo:rsid="00adfb91" officeooo:paragraph-rsid="011a7efb"/>
    </style:style>
    <style:style style:name="P4" style:family="paragraph" style:parent-style-name="normal">
      <style:text-properties fo:language="es" fo:country="AR" officeooo:rsid="00adfb91" officeooo:paragraph-rsid="00adfb91"/>
    </style:style>
    <style:style style:name="P5" style:family="paragraph" style:parent-style-name="normal">
      <style:text-properties fo:language="es" fo:country="AR" officeooo:rsid="00347d7e" officeooo:paragraph-rsid="00347d7e"/>
    </style:style>
    <style:style style:name="P6" style:family="paragraph" style:parent-style-name="normal">
      <style:text-properties fo:language="es" fo:country="AR" officeooo:rsid="009c00db" officeooo:paragraph-rsid="009c00db"/>
    </style:style>
    <style:style style:name="P7" style:family="paragraph" style:parent-style-name="normal">
      <style:text-properties fo:language="es" fo:country="AR" officeooo:rsid="001f275a" officeooo:paragraph-rsid="001f275a"/>
    </style:style>
    <style:style style:name="P8" style:family="paragraph" style:parent-style-name="normal">
      <style:text-properties fo:language="es" fo:country="AR" officeooo:rsid="0054c5e5" officeooo:paragraph-rsid="0054c5e5"/>
    </style:style>
    <style:style style:name="P9" style:family="paragraph" style:parent-style-name="normal">
      <style:text-properties fo:language="es" fo:country="AR" officeooo:rsid="0021515b" officeooo:paragraph-rsid="0021515b"/>
    </style:style>
    <style:style style:name="P10" style:family="paragraph" style:parent-style-name="normal">
      <style:text-properties fo:language="es" fo:country="AR" officeooo:rsid="002c9246" officeooo:paragraph-rsid="010eab69"/>
    </style:style>
    <style:style style:name="P11" style:family="paragraph" style:parent-style-name="normal">
      <style:text-properties fo:language="es" fo:country="AR" officeooo:rsid="002418e3" officeooo:paragraph-rsid="00247fcd"/>
    </style:style>
    <style:style style:name="P12" style:family="paragraph" style:parent-style-name="normal">
      <style:text-properties fo:language="es" fo:country="AR" officeooo:rsid="00247fcd" officeooo:paragraph-rsid="00247fcd"/>
    </style:style>
    <style:style style:name="P13" style:family="paragraph" style:parent-style-name="normal">
      <style:text-properties fo:language="es" fo:country="AR" officeooo:rsid="00247fcd" officeooo:paragraph-rsid="00adfb91"/>
    </style:style>
    <style:style style:name="P14" style:family="paragraph" style:parent-style-name="normal">
      <style:text-properties fo:language="es" fo:country="AR" officeooo:rsid="00247fcd" officeooo:paragraph-rsid="011a7efb"/>
    </style:style>
    <style:style style:name="P15" style:family="paragraph" style:parent-style-name="normal">
      <style:text-properties fo:language="es" fo:country="AR" officeooo:rsid="003d281f" officeooo:paragraph-rsid="003d281f"/>
    </style:style>
    <style:style style:name="P16" style:family="paragraph" style:parent-style-name="normal">
      <style:text-properties fo:language="es" fo:country="AR" officeooo:rsid="0032dc05" officeooo:paragraph-rsid="0019e071"/>
    </style:style>
    <style:style style:name="P17" style:family="paragraph" style:parent-style-name="normal">
      <style:text-properties fo:language="es" fo:country="AR" officeooo:rsid="001ac958" officeooo:paragraph-rsid="001ac958"/>
    </style:style>
    <style:style style:name="P18" style:family="paragraph" style:parent-style-name="normal">
      <style:text-properties fo:language="es" fo:country="AR" officeooo:rsid="001fc7a4" officeooo:paragraph-rsid="001fc7a4"/>
    </style:style>
    <style:style style:name="P19" style:family="paragraph" style:parent-style-name="normal">
      <style:text-properties fo:language="es" fo:country="AR" officeooo:rsid="0023b39b" officeooo:paragraph-rsid="0023b39b"/>
    </style:style>
    <style:style style:name="P20" style:family="paragraph" style:parent-style-name="normal">
      <style:text-properties fo:language="es" fo:country="AR" officeooo:rsid="002e2c2c" officeooo:paragraph-rsid="002e2c2c"/>
    </style:style>
    <style:style style:name="P21" style:family="paragraph" style:parent-style-name="normal">
      <style:paragraph-properties fo:text-align="center" style:justify-single-word="false"/>
      <style:text-properties fo:language="es" fo:country="AR" officeooo:rsid="002e2c2c" officeooo:paragraph-rsid="001ac958"/>
    </style:style>
    <style:style style:name="P22" style:family="paragraph" style:parent-style-name="normal">
      <style:paragraph-properties fo:text-align="center" style:justify-single-word="false"/>
      <style:text-properties fo:language="es" fo:country="AR" officeooo:rsid="002e2c2c" officeooo:paragraph-rsid="002e2c2c"/>
    </style:style>
    <style:style style:name="P23" style:family="paragraph" style:parent-style-name="normal">
      <style:text-properties fo:language="es" fo:country="AR" officeooo:rsid="002fb05f" officeooo:paragraph-rsid="002fb05f"/>
    </style:style>
    <style:style style:name="P24" style:family="paragraph" style:parent-style-name="normal">
      <style:text-properties fo:language="es" fo:country="AR" officeooo:rsid="00333e1d" officeooo:paragraph-rsid="00333e1d"/>
    </style:style>
    <style:style style:name="P25" style:family="paragraph" style:parent-style-name="normal">
      <style:text-properties fo:language="es" fo:country="AR" officeooo:rsid="00343826" officeooo:paragraph-rsid="00343826"/>
    </style:style>
    <style:style style:name="P26" style:family="paragraph" style:parent-style-name="normal">
      <style:text-properties fo:language="es" fo:country="AR" officeooo:rsid="0037b7e9" officeooo:paragraph-rsid="0037b7e9"/>
    </style:style>
    <style:style style:name="P27" style:family="paragraph" style:parent-style-name="normal">
      <style:text-properties fo:language="es" fo:country="AR" officeooo:rsid="00958515" officeooo:paragraph-rsid="00958515"/>
    </style:style>
    <style:style style:name="P28" style:family="paragraph" style:parent-style-name="normal">
      <style:text-properties fo:language="es" fo:country="AR" officeooo:rsid="003929ed" officeooo:paragraph-rsid="003929ed"/>
    </style:style>
    <style:style style:name="P29" style:family="paragraph" style:parent-style-name="normal">
      <style:text-properties fo:language="es" fo:country="AR" officeooo:rsid="003d5ae7" officeooo:paragraph-rsid="003d5ae7"/>
    </style:style>
    <style:style style:name="P30" style:family="paragraph" style:parent-style-name="normal">
      <style:text-properties fo:language="es" fo:country="AR" officeooo:rsid="003e65c2" officeooo:paragraph-rsid="003e65c2"/>
    </style:style>
    <style:style style:name="P31" style:family="paragraph" style:parent-style-name="normal">
      <style:text-properties fo:language="es" fo:country="AR" officeooo:rsid="003e65c2" officeooo:paragraph-rsid="004158b5"/>
    </style:style>
    <style:style style:name="P32" style:family="paragraph" style:parent-style-name="normal">
      <style:text-properties fo:language="es" fo:country="AR" officeooo:rsid="00427d73" officeooo:paragraph-rsid="00427d73"/>
    </style:style>
    <style:style style:name="P33" style:family="paragraph" style:parent-style-name="normal">
      <style:text-properties fo:language="es" fo:country="AR" officeooo:rsid="004158b5" officeooo:paragraph-rsid="004158b5"/>
    </style:style>
    <style:style style:name="P34" style:family="paragraph" style:parent-style-name="normal">
      <style:text-properties fo:language="es" fo:country="AR" officeooo:rsid="0046f1e8" officeooo:paragraph-rsid="0046f1e8"/>
    </style:style>
    <style:style style:name="P35" style:family="paragraph" style:parent-style-name="normal">
      <style:text-properties fo:language="es" fo:country="AR" officeooo:rsid="0048eee7" officeooo:paragraph-rsid="0048eee7"/>
    </style:style>
    <style:style style:name="P36" style:family="paragraph" style:parent-style-name="normal">
      <style:text-properties fo:language="es" fo:country="AR" officeooo:rsid="0049af48" officeooo:paragraph-rsid="0049af48"/>
    </style:style>
    <style:style style:name="P37" style:family="paragraph" style:parent-style-name="normal">
      <style:text-properties fo:language="es" fo:country="AR" officeooo:rsid="004b83bd" officeooo:paragraph-rsid="004b83bd"/>
    </style:style>
    <style:style style:name="P38" style:family="paragraph" style:parent-style-name="normal">
      <style:text-properties fo:language="es" fo:country="AR" officeooo:rsid="004dbf72" officeooo:paragraph-rsid="004dbf72"/>
    </style:style>
    <style:style style:name="P39" style:family="paragraph" style:parent-style-name="normal">
      <style:text-properties fo:language="es" fo:country="AR" officeooo:rsid="004f659a" officeooo:paragraph-rsid="004f659a"/>
    </style:style>
    <style:style style:name="P40" style:family="paragraph" style:parent-style-name="normal">
      <style:text-properties fo:language="es" fo:country="AR" officeooo:rsid="005679f6" officeooo:paragraph-rsid="005679f6"/>
    </style:style>
    <style:style style:name="P41" style:family="paragraph" style:parent-style-name="normal">
      <style:text-properties fo:language="es" fo:country="AR" officeooo:rsid="005305ac" officeooo:paragraph-rsid="005305ac"/>
    </style:style>
    <style:style style:name="P42" style:family="paragraph" style:parent-style-name="normal">
      <style:text-properties fo:language="es" fo:country="AR" officeooo:rsid="005452fd" officeooo:paragraph-rsid="005452fd"/>
    </style:style>
    <style:style style:name="P43" style:family="paragraph" style:parent-style-name="normal">
      <style:text-properties fo:language="es" fo:country="AR" officeooo:rsid="00580054" officeooo:paragraph-rsid="00580054"/>
    </style:style>
    <style:style style:name="P44" style:family="paragraph" style:parent-style-name="normal">
      <style:text-properties fo:language="es" fo:country="AR" officeooo:rsid="005a8cdc" officeooo:paragraph-rsid="009043f2"/>
    </style:style>
    <style:style style:name="P45" style:family="paragraph" style:parent-style-name="normal">
      <style:text-properties fo:language="es" fo:country="AR" officeooo:rsid="005a8cdc" officeooo:paragraph-rsid="005a8cdc"/>
    </style:style>
    <style:style style:name="P46" style:family="paragraph" style:parent-style-name="normal">
      <style:text-properties fo:language="es" fo:country="AR" officeooo:rsid="009043f2" officeooo:paragraph-rsid="009043f2"/>
    </style:style>
    <style:style style:name="P47" style:family="paragraph" style:parent-style-name="normal">
      <style:text-properties fo:language="es" fo:country="AR" officeooo:rsid="009043f2" officeooo:paragraph-rsid="00ad114f"/>
    </style:style>
    <style:style style:name="P48" style:family="paragraph" style:parent-style-name="normal">
      <style:text-properties fo:language="es" fo:country="AR" officeooo:rsid="0090772c" officeooo:paragraph-rsid="0090772c"/>
    </style:style>
    <style:style style:name="P49" style:family="paragraph" style:parent-style-name="normal">
      <style:text-properties fo:language="es" fo:country="AR" officeooo:rsid="00927039" officeooo:paragraph-rsid="00927039"/>
    </style:style>
    <style:style style:name="P50" style:family="paragraph" style:parent-style-name="normal">
      <style:text-properties fo:language="es" fo:country="AR" officeooo:rsid="009583ce" officeooo:paragraph-rsid="0096fb5e"/>
    </style:style>
    <style:style style:name="P51" style:family="paragraph" style:parent-style-name="normal">
      <style:text-properties fo:language="es" fo:country="AR" officeooo:rsid="009583ce" officeooo:paragraph-rsid="009583ce"/>
    </style:style>
    <style:style style:name="P52" style:family="paragraph" style:parent-style-name="normal">
      <style:text-properties fo:language="es" fo:country="AR" officeooo:rsid="0096fb5e" officeooo:paragraph-rsid="0096fb5e"/>
    </style:style>
    <style:style style:name="P53" style:family="paragraph" style:parent-style-name="normal">
      <style:text-properties fo:language="es" fo:country="AR" officeooo:rsid="009bfc83" officeooo:paragraph-rsid="009bfc83"/>
    </style:style>
    <style:style style:name="P54" style:family="paragraph" style:parent-style-name="normal">
      <style:text-properties fo:language="es" fo:country="AR" officeooo:rsid="00a36ecc" officeooo:paragraph-rsid="00a5a02a"/>
    </style:style>
    <style:style style:name="P55" style:family="paragraph" style:parent-style-name="normal">
      <style:text-properties fo:language="es" fo:country="AR" officeooo:rsid="00a43909" officeooo:paragraph-rsid="00a5a02a"/>
    </style:style>
    <style:style style:name="P56" style:family="paragraph" style:parent-style-name="normal">
      <style:text-properties fo:language="es" fo:country="AR" officeooo:rsid="00a43909" officeooo:paragraph-rsid="00a43909"/>
    </style:style>
    <style:style style:name="P57" style:family="paragraph" style:parent-style-name="normal">
      <style:text-properties fo:language="es" fo:country="AR" officeooo:rsid="00a5a02a" officeooo:paragraph-rsid="00a5a02a"/>
    </style:style>
    <style:style style:name="P58" style:family="paragraph" style:parent-style-name="normal">
      <style:text-properties fo:language="es" fo:country="AR" officeooo:rsid="00a76ed8" officeooo:paragraph-rsid="00a76ed8"/>
    </style:style>
    <style:style style:name="P59" style:family="paragraph" style:parent-style-name="normal">
      <style:text-properties fo:language="es" fo:country="AR" officeooo:rsid="00ab93d9" officeooo:paragraph-rsid="00ab93d9"/>
    </style:style>
    <style:style style:name="P60" style:family="paragraph" style:parent-style-name="normal">
      <style:text-properties fo:language="es" fo:country="AR" officeooo:rsid="00ab93d9" officeooo:paragraph-rsid="00ad114f"/>
    </style:style>
    <style:style style:name="P61" style:family="paragraph" style:parent-style-name="normal">
      <style:text-properties fo:language="es" fo:country="AR" officeooo:rsid="00ad114f" officeooo:paragraph-rsid="00ad114f"/>
    </style:style>
    <style:style style:name="P62" style:family="paragraph" style:parent-style-name="normal">
      <style:text-properties fo:language="es" fo:country="AR" officeooo:rsid="00ad114f" officeooo:paragraph-rsid="00b0e84a"/>
    </style:style>
    <style:style style:name="P63" style:family="paragraph" style:parent-style-name="normal">
      <style:text-properties fo:language="es" fo:country="AR" officeooo:rsid="00b44fce" officeooo:paragraph-rsid="00b4ef93"/>
    </style:style>
    <style:style style:name="P64" style:family="paragraph" style:parent-style-name="normal">
      <style:text-properties fo:language="es" fo:country="AR" officeooo:rsid="00b0e84a" officeooo:paragraph-rsid="00b0e84a"/>
    </style:style>
    <style:style style:name="P65" style:family="paragraph" style:parent-style-name="normal">
      <style:text-properties fo:language="es" fo:country="AR" officeooo:rsid="00b2bcf2" officeooo:paragraph-rsid="00b2bcf2"/>
    </style:style>
    <style:style style:name="P66" style:family="paragraph" style:parent-style-name="normal">
      <style:text-properties fo:language="es" fo:country="AR" officeooo:rsid="00b228a4" officeooo:paragraph-rsid="00b228a4"/>
    </style:style>
    <style:style style:name="P67" style:family="paragraph" style:parent-style-name="normal">
      <style:text-properties fo:language="es" fo:country="AR" officeooo:rsid="00b5459b" officeooo:paragraph-rsid="00be4563"/>
    </style:style>
    <style:style style:name="P68" style:family="paragraph" style:parent-style-name="normal">
      <style:text-properties fo:language="es" fo:country="AR" officeooo:rsid="00b5459b" officeooo:paragraph-rsid="00ed2f23"/>
    </style:style>
    <style:style style:name="P69" style:family="paragraph" style:parent-style-name="normal">
      <style:text-properties fo:language="es" fo:country="AR" officeooo:rsid="00c8a149" officeooo:paragraph-rsid="00c8a149"/>
    </style:style>
    <style:style style:name="P70" style:family="paragraph" style:parent-style-name="normal">
      <style:text-properties fo:language="es" fo:country="AR" officeooo:rsid="00ca80e3" officeooo:paragraph-rsid="00ca80e3"/>
    </style:style>
    <style:style style:name="P71" style:family="paragraph" style:parent-style-name="normal">
      <style:text-properties fo:language="es" fo:country="AR" officeooo:rsid="00cfd02b" officeooo:paragraph-rsid="00cfd02b"/>
    </style:style>
    <style:style style:name="P72" style:family="paragraph" style:parent-style-name="normal">
      <style:text-properties fo:language="es" fo:country="AR" officeooo:rsid="00d3c650" officeooo:paragraph-rsid="00d3c650"/>
    </style:style>
    <style:style style:name="P73" style:family="paragraph" style:parent-style-name="normal">
      <style:text-properties fo:language="es" fo:country="AR" officeooo:rsid="00d52881" officeooo:paragraph-rsid="00d52881"/>
    </style:style>
    <style:style style:name="P74" style:family="paragraph" style:parent-style-name="normal">
      <style:text-properties fo:language="es" fo:country="AR" officeooo:rsid="00d7659f" officeooo:paragraph-rsid="00d7659f"/>
    </style:style>
    <style:style style:name="P75" style:family="paragraph" style:parent-style-name="normal">
      <style:text-properties fo:language="es" fo:country="AR" officeooo:rsid="00d89f69" officeooo:paragraph-rsid="00d89f69"/>
    </style:style>
    <style:style style:name="P76" style:family="paragraph" style:parent-style-name="normal">
      <style:text-properties fo:language="es" fo:country="AR" officeooo:rsid="00be01c0" officeooo:paragraph-rsid="00be01c0"/>
    </style:style>
    <style:style style:name="P77" style:family="paragraph" style:parent-style-name="normal">
      <style:text-properties fo:language="es" fo:country="AR" officeooo:rsid="00ed2f23" officeooo:paragraph-rsid="00eda9c2"/>
    </style:style>
    <style:style style:name="P78" style:family="paragraph" style:parent-style-name="normal">
      <style:text-properties fo:language="es" fo:country="AR" officeooo:rsid="00ed2f23" officeooo:paragraph-rsid="00ef8090"/>
    </style:style>
    <style:style style:name="P79" style:family="paragraph" style:parent-style-name="normal">
      <style:text-properties fo:language="es" fo:country="AR" officeooo:rsid="00d52881" officeooo:paragraph-rsid="00d52881" fo:background-color="#ffff00"/>
    </style:style>
    <style:style style:name="P80" style:family="paragraph" style:parent-style-name="normal">
      <style:text-properties fo:language="es" fo:country="AR" officeooo:rsid="001fc7a4" officeooo:paragraph-rsid="001fc7a4" fo:background-color="#ffff00"/>
    </style:style>
    <style:style style:name="P81" style:family="paragraph" style:parent-style-name="normal">
      <style:text-properties fo:language="es" fo:country="AR" officeooo:rsid="00eda9c2" officeooo:paragraph-rsid="00eda9c2"/>
    </style:style>
    <style:style style:name="P82" style:family="paragraph" style:parent-style-name="normal">
      <style:text-properties fo:language="es" fo:country="AR" officeooo:rsid="00fefcca" officeooo:paragraph-rsid="00fefcca"/>
    </style:style>
    <style:style style:name="P83" style:family="paragraph" style:parent-style-name="normal">
      <style:text-properties fo:language="es" fo:country="AR" officeooo:rsid="011ac20c" officeooo:paragraph-rsid="011ac20c"/>
    </style:style>
    <style:style style:name="P84" style:family="paragraph" style:parent-style-name="normal">
      <style:text-properties fo:language="es" fo:country="AR" officeooo:rsid="00270789" officeooo:paragraph-rsid="0115491c"/>
    </style:style>
    <style:style style:name="P85" style:family="paragraph" style:parent-style-name="normal">
      <style:text-properties fo:language="es" fo:country="AR" officeooo:rsid="001be4d3" officeooo:paragraph-rsid="001f275a"/>
    </style:style>
    <style:style style:name="P86" style:family="paragraph" style:parent-style-name="normal">
      <style:text-properties fo:language="es" fo:country="AR" officeooo:rsid="008b4ef4" officeooo:paragraph-rsid="001f275a" fo:background-color="transparent"/>
    </style:style>
    <style:style style:name="P87" style:family="paragraph" style:parent-style-name="normal">
      <style:text-properties fo:color="#000000" style:font-name="Times New Roman" fo:font-size="12pt" fo:language="es" fo:country="AR" officeooo:rsid="00580054" officeooo:paragraph-rsid="00580054" style:font-name-asian="Times New Roman1" style:font-size-asian="12pt" style:font-name-complex="Times New Roman1"/>
    </style:style>
    <style:style style:name="P88" style:family="paragraph" style:parent-style-name="normal">
      <style:text-properties officeooo:rsid="00dbbed6" officeooo:paragraph-rsid="00eb45e9"/>
    </style:style>
    <style:style style:name="P89" style:family="paragraph" style:parent-style-name="normal">
      <style:text-properties style:text-line-through-style="solid" style:text-line-through-type="single" fo:language="es" fo:country="AR" officeooo:rsid="001fc7a4" officeooo:paragraph-rsid="001fc7a4"/>
    </style:style>
    <style:style style:name="P90" style:family="paragraph" style:parent-style-name="normal">
      <style:paragraph-properties fo:margin-left="2.963cm" fo:margin-right="0cm" fo:text-indent="0cm" style:auto-text-indent="false"/>
      <style:text-properties fo:language="es" fo:country="AR" officeooo:rsid="004ef63e" officeooo:paragraph-rsid="004ef63e"/>
    </style:style>
    <style:style style:name="P91" style:family="paragraph" style:parent-style-name="normal">
      <style:paragraph-properties fo:margin-left="2.223cm" fo:margin-right="0cm" fo:text-indent="0cm" style:auto-text-indent="false"/>
      <style:text-properties fo:language="es" fo:country="AR" officeooo:rsid="004ef63e" officeooo:paragraph-rsid="004ef63e"/>
    </style:style>
    <style:style style:name="P92" style:family="paragraph" style:parent-style-name="normal">
      <style:paragraph-properties fo:margin-left="2.223cm" fo:margin-right="0cm" fo:text-indent="0cm" style:auto-text-indent="false"/>
      <style:text-properties fo:language="es" fo:country="AR" style:text-underline-style="none" officeooo:rsid="005a8cdc" officeooo:paragraph-rsid="005a8cdc"/>
    </style:style>
    <style:style style:name="P93" style:family="paragraph" style:parent-style-name="normal">
      <style:paragraph-properties fo:margin-left="2.223cm" fo:margin-right="0cm" fo:text-indent="0cm" style:auto-text-indent="false"/>
      <style:text-properties fo:language="es" fo:country="AR" style:text-underline-style="none" officeooo:rsid="00e76b98" officeooo:paragraph-rsid="00e76b98"/>
    </style:style>
    <style:style style:name="P94" style:family="paragraph" style:parent-style-name="normal">
      <style:paragraph-properties fo:margin-left="2.223cm" fo:margin-right="0cm" fo:text-indent="0cm" style:auto-text-indent="false"/>
      <style:text-properties fo:language="es" fo:country="AR" style:text-underline-style="none" officeooo:rsid="00e87135" officeooo:paragraph-rsid="00e87135"/>
    </style:style>
    <style:style style:name="P95" style:family="paragraph" style:parent-style-name="normal">
      <style:paragraph-properties fo:margin-left="2.223cm" fo:margin-right="0cm" fo:text-indent="0cm" style:auto-text-indent="false"/>
      <style:text-properties fo:language="es" fo:country="AR" officeooo:rsid="0090772c" officeooo:paragraph-rsid="0090772c"/>
    </style:style>
    <style:style style:name="P96" style:family="paragraph" style:parent-style-name="normal">
      <style:paragraph-properties fo:margin-left="2.223cm" fo:margin-right="0cm" fo:text-indent="0cm" style:auto-text-indent="false"/>
      <style:text-properties fo:language="es" fo:country="AR" officeooo:rsid="00be4563" officeooo:paragraph-rsid="00be4563"/>
    </style:style>
    <style:style style:name="P97" style:family="paragraph" style:parent-style-name="normal">
      <style:paragraph-properties fo:margin-left="2.223cm" fo:margin-right="0cm" fo:text-indent="0cm" style:auto-text-indent="false"/>
      <style:text-properties fo:language="es" fo:country="AR" officeooo:rsid="00be4563" officeooo:paragraph-rsid="00be91e5"/>
    </style:style>
    <style:style style:name="P98" style:family="paragraph" style:parent-style-name="normal">
      <style:paragraph-properties fo:margin-left="2.223cm" fo:margin-right="0cm" fo:text-indent="0cm" style:auto-text-indent="false"/>
      <style:text-properties fo:language="es" fo:country="AR" officeooo:rsid="00be91e5" officeooo:paragraph-rsid="00be91e5"/>
    </style:style>
    <style:style style:name="P99" style:family="paragraph" style:parent-style-name="normal">
      <style:paragraph-properties fo:margin-left="2.223cm" fo:margin-right="0cm" fo:text-indent="0cm" style:auto-text-indent="false"/>
      <style:text-properties fo:language="es" fo:country="AR" officeooo:rsid="00be91e5" officeooo:paragraph-rsid="00bef55b"/>
    </style:style>
    <style:style style:name="P100" style:family="paragraph" style:parent-style-name="normal">
      <style:paragraph-properties fo:margin-left="2.223cm" fo:margin-right="0cm" fo:text-indent="0cm" style:auto-text-indent="false"/>
      <style:text-properties fo:language="es" fo:country="AR" officeooo:rsid="00be91e5" officeooo:paragraph-rsid="00c14fef"/>
    </style:style>
    <style:style style:name="P101" style:family="paragraph" style:parent-style-name="normal">
      <style:paragraph-properties fo:margin-left="2.223cm" fo:margin-right="0cm" fo:text-indent="0cm" style:auto-text-indent="false"/>
      <style:text-properties fo:language="es" fo:country="AR" officeooo:rsid="00be91e5" officeooo:paragraph-rsid="00c71ea7"/>
    </style:style>
    <style:style style:name="P102" style:family="paragraph" style:parent-style-name="normal">
      <style:paragraph-properties fo:margin-left="2.223cm" fo:margin-right="0cm" fo:text-indent="0cm" style:auto-text-indent="false"/>
      <style:text-properties fo:language="es" fo:country="AR" officeooo:rsid="00be91e5" officeooo:paragraph-rsid="00d101eb"/>
    </style:style>
    <style:style style:name="P103" style:family="paragraph" style:parent-style-name="normal">
      <style:paragraph-properties fo:margin-left="2.223cm" fo:margin-right="0cm" fo:text-indent="0cm" style:auto-text-indent="false"/>
      <style:text-properties fo:language="es" fo:country="AR" officeooo:rsid="00be91e5" officeooo:paragraph-rsid="00d114a6"/>
    </style:style>
    <style:style style:name="P104" style:family="paragraph" style:parent-style-name="normal">
      <style:paragraph-properties fo:margin-left="2.223cm" fo:margin-right="0cm" fo:text-indent="0cm" style:auto-text-indent="false"/>
      <style:text-properties fo:language="es" fo:country="AR" officeooo:rsid="00bef55b" officeooo:paragraph-rsid="00bef55b"/>
    </style:style>
    <style:style style:name="P105" style:family="paragraph" style:parent-style-name="normal">
      <style:paragraph-properties fo:margin-left="2.223cm" fo:margin-right="0cm" fo:text-indent="0cm" style:auto-text-indent="false"/>
      <style:text-properties fo:language="es" fo:country="AR" officeooo:rsid="00c14fef" officeooo:paragraph-rsid="00c14fef"/>
    </style:style>
    <style:style style:name="P106" style:family="paragraph" style:parent-style-name="normal">
      <style:paragraph-properties fo:margin-left="2.223cm" fo:margin-right="0cm" fo:text-indent="0cm" style:auto-text-indent="false"/>
      <style:text-properties fo:language="es" fo:country="AR" officeooo:rsid="00b5459b" officeooo:paragraph-rsid="00b5459b"/>
    </style:style>
    <style:style style:name="P107" style:family="paragraph" style:parent-style-name="normal">
      <style:paragraph-properties fo:margin-left="2.223cm" fo:margin-right="0cm" fo:text-indent="0cm" style:auto-text-indent="false"/>
      <style:text-properties fo:color="#ff0000" fo:language="es" fo:country="AR" officeooo:rsid="00bef55b" officeooo:paragraph-rsid="00bef55b"/>
    </style:style>
    <style:style style:name="P108" style:family="paragraph" style:parent-style-name="normal">
      <style:paragraph-properties fo:margin-left="2.223cm" fo:margin-right="0cm" fo:text-indent="0cm" style:auto-text-indent="false"/>
      <style:text-properties fo:color="#ff0000" fo:language="es" fo:country="AR" officeooo:rsid="00c14fef" officeooo:paragraph-rsid="00c71ea7"/>
    </style:style>
    <style:style style:name="P109" style:family="paragraph" style:parent-style-name="normal">
      <style:paragraph-properties fo:margin-left="0cm" fo:margin-right="0cm" fo:text-indent="0cm" style:auto-text-indent="false"/>
      <style:text-properties fo:language="es" fo:country="AR" style:text-underline-style="none" officeooo:rsid="00e1fbb7" officeooo:paragraph-rsid="00e1fbb7"/>
    </style:style>
    <style:style style:name="P110" style:family="paragraph" style:parent-style-name="normal">
      <style:paragraph-properties fo:margin-left="0cm" fo:margin-right="0cm" fo:text-indent="0cm" style:auto-text-indent="false"/>
      <style:text-properties fo:language="es" fo:country="AR" style:text-underline-style="none" officeooo:rsid="00e390be" officeooo:paragraph-rsid="00e390be"/>
    </style:style>
    <style:style style:name="P111" style:family="paragraph" style:parent-style-name="normal">
      <style:paragraph-properties fo:margin-left="0cm" fo:margin-right="0cm" fo:text-indent="0cm" style:auto-text-indent="false"/>
      <style:text-properties fo:language="es" fo:country="AR" style:text-underline-style="none" officeooo:rsid="00e43d29" officeooo:paragraph-rsid="00e43d29"/>
    </style:style>
    <style:style style:name="P112" style:family="paragraph" style:parent-style-name="normal">
      <style:paragraph-properties fo:margin-left="0cm" fo:margin-right="0cm" fo:text-indent="0cm" style:auto-text-indent="false"/>
      <style:text-properties fo:language="es" fo:country="AR" style:text-underline-style="none" officeooo:rsid="00e634c6" officeooo:paragraph-rsid="00e634c6"/>
    </style:style>
    <style:style style:name="P113" style:family="paragraph" style:parent-style-name="normal">
      <style:paragraph-properties fo:margin-left="0cm" fo:margin-right="0cm" fo:text-indent="0cm" style:auto-text-indent="false"/>
      <style:text-properties fo:language="es" fo:country="AR" style:text-underline-style="none" officeooo:rsid="00e76b98" officeooo:paragraph-rsid="00e76b98"/>
    </style:style>
    <style:style style:name="P114" style:family="paragraph" style:parent-style-name="normal">
      <style:paragraph-properties fo:margin-left="0cm" fo:margin-right="0cm" fo:text-indent="0cm" style:auto-text-indent="false"/>
      <style:text-properties fo:language="es" fo:country="AR" style:text-underline-style="none" officeooo:rsid="00e87135" officeooo:paragraph-rsid="00e87135"/>
    </style:style>
    <style:style style:name="P115" style:family="paragraph" style:parent-style-name="normal">
      <style:paragraph-properties fo:margin-left="0cm" fo:margin-right="0cm" fo:text-indent="0cm" style:auto-text-indent="false"/>
      <style:text-properties fo:language="es" fo:country="AR" style:text-underline-style="none" officeooo:rsid="00e87135" officeooo:paragraph-rsid="00e87135" fo:background-color="#ffff00"/>
    </style:style>
    <style:style style:name="P116" style:family="paragraph" style:parent-style-name="normal">
      <style:paragraph-properties fo:margin-left="0cm" fo:margin-right="0cm" fo:text-indent="0cm" style:auto-text-indent="false"/>
      <style:text-properties fo:language="es" fo:country="AR" style:text-underline-style="none" officeooo:rsid="00eb45e9" officeooo:paragraph-rsid="00eb45e9"/>
    </style:style>
    <style:style style:name="P117" style:family="paragraph" style:parent-style-name="normal">
      <style:paragraph-properties fo:margin-left="0cm" fo:margin-right="0cm" fo:text-indent="0cm" style:auto-text-indent="false"/>
      <style:text-properties fo:language="es" fo:country="AR" style:text-underline-style="none" officeooo:rsid="00eb45e9" officeooo:paragraph-rsid="00f8107a"/>
    </style:style>
    <style:style style:name="P118" style:family="paragraph" style:parent-style-name="normal">
      <style:paragraph-properties fo:margin-left="0cm" fo:margin-right="0cm" fo:text-indent="0cm" style:auto-text-indent="false"/>
      <style:text-properties fo:language="es" fo:country="AR" style:text-underline-style="none" officeooo:rsid="00dd418c" officeooo:paragraph-rsid="00eb45e9"/>
    </style:style>
    <style:style style:name="P119" style:family="paragraph" style:parent-style-name="normal">
      <style:paragraph-properties fo:margin-left="0cm" fo:margin-right="0cm" fo:text-indent="0cm" style:auto-text-indent="false"/>
      <style:text-properties fo:language="es" fo:country="AR" style:text-underline-style="none" officeooo:rsid="00b5459b" officeooo:paragraph-rsid="00eda9c2"/>
    </style:style>
    <style:style style:name="P120" style:family="paragraph" style:parent-style-name="normal">
      <style:paragraph-properties fo:margin-left="0cm" fo:margin-right="0cm" fo:text-indent="0cm" style:auto-text-indent="false"/>
      <style:text-properties fo:language="es" fo:country="AR" style:text-underline-style="none" officeooo:rsid="00f79c98" officeooo:paragraph-rsid="00f79c98"/>
    </style:style>
    <style:style style:name="P121" style:family="paragraph" style:parent-style-name="normal">
      <style:paragraph-properties fo:margin-left="0cm" fo:margin-right="0cm" fo:text-indent="0cm" style:auto-text-indent="false"/>
      <style:text-properties fo:language="es" fo:country="AR" style:text-underline-style="none" officeooo:rsid="00f7a112" officeooo:paragraph-rsid="00f7a112"/>
    </style:style>
    <style:style style:name="P122" style:family="paragraph" style:parent-style-name="normal">
      <style:paragraph-properties fo:margin-left="0cm" fo:margin-right="0cm" fo:text-indent="0cm" style:auto-text-indent="false"/>
      <style:text-properties fo:language="es" fo:country="AR" style:text-underline-style="none" officeooo:rsid="00f7a112" officeooo:paragraph-rsid="00f8107a"/>
    </style:style>
    <style:style style:name="P123" style:family="paragraph" style:parent-style-name="normal">
      <style:paragraph-properties fo:margin-left="0cm" fo:margin-right="0cm" fo:text-indent="0cm" style:auto-text-indent="false"/>
      <style:text-properties fo:language="es" fo:country="AR" style:text-underline-style="none" officeooo:rsid="00f8107a" officeooo:paragraph-rsid="00f8107a"/>
    </style:style>
    <style:style style:name="P124" style:family="paragraph" style:parent-style-name="normal">
      <style:paragraph-properties fo:margin-left="0cm" fo:margin-right="0cm" fo:text-indent="0cm" style:auto-text-indent="false"/>
      <style:text-properties fo:language="es" fo:country="AR" style:text-underline-style="none" officeooo:rsid="00f8107a" officeooo:paragraph-rsid="00fbf409"/>
    </style:style>
    <style:style style:name="P125" style:family="paragraph" style:parent-style-name="normal">
      <style:paragraph-properties fo:margin-left="0cm" fo:margin-right="0cm" fo:text-indent="0cm" style:auto-text-indent="false"/>
      <style:text-properties fo:language="es" fo:country="AR" style:text-underline-style="none" officeooo:rsid="0104511c" officeooo:paragraph-rsid="0104511c"/>
    </style:style>
    <style:style style:name="P126" style:family="paragraph" style:parent-style-name="normal">
      <style:paragraph-properties fo:margin-left="0cm" fo:margin-right="0cm" fo:text-indent="0cm" style:auto-text-indent="false"/>
      <style:text-properties fo:language="es" fo:country="AR" fo:font-style="normal" style:text-underline-style="none" officeooo:rsid="00f8107a" officeooo:paragraph-rsid="00f8107a" style:font-style-asian="normal" style:font-style-complex="normal"/>
    </style:style>
    <style:style style:name="P127" style:family="paragraph" style:parent-style-name="normal">
      <style:paragraph-properties fo:margin-left="0cm" fo:margin-right="0cm" fo:text-indent="0cm" style:auto-text-indent="false"/>
      <style:text-properties fo:language="es" fo:country="AR" fo:font-style="normal" style:text-underline-style="none" officeooo:rsid="00f8107a" officeooo:paragraph-rsid="00f7a112" style:font-style-asian="normal" style:font-style-complex="normal"/>
    </style:style>
    <style:style style:name="P128" style:family="paragraph" style:parent-style-name="normal">
      <style:paragraph-properties fo:margin-left="0cm" fo:margin-right="0cm" fo:text-indent="0cm" style:auto-text-indent="false"/>
      <style:text-properties fo:language="es" fo:country="AR" fo:font-style="normal" style:text-underline-style="none" officeooo:rsid="00f8107a" officeooo:paragraph-rsid="00fbf409" style:font-style-asian="normal" style:font-style-complex="normal"/>
    </style:style>
    <style:style style:name="P129" style:family="paragraph" style:parent-style-name="normal">
      <style:paragraph-properties fo:margin-left="0cm" fo:margin-right="0cm" fo:text-indent="0cm" style:auto-text-indent="false"/>
      <style:text-properties fo:language="es" fo:country="AR" fo:font-style="normal" style:text-underline-style="none" officeooo:rsid="0107a7ab" officeooo:paragraph-rsid="0107a7ab" style:font-style-asian="normal" style:font-style-complex="normal"/>
    </style:style>
    <style:style style:name="P130" style:family="paragraph" style:parent-style-name="normal">
      <style:paragraph-properties fo:margin-left="0cm" fo:margin-right="0cm" fo:text-indent="0cm" style:auto-text-indent="false"/>
      <style:text-properties fo:language="es" fo:country="AR" fo:font-style="normal" style:text-underline-style="none" officeooo:rsid="00eb45e9" officeooo:paragraph-rsid="0107a7ab" style:font-style-asian="normal" style:font-style-complex="normal"/>
    </style:style>
    <style:style style:name="P131" style:family="paragraph" style:parent-style-name="normal">
      <style:paragraph-properties fo:margin-left="0cm" fo:margin-right="0cm" fo:text-indent="0cm" style:auto-text-indent="false"/>
      <style:text-properties fo:language="es" fo:country="AR" fo:font-style="normal" style:text-underline-style="none" officeooo:rsid="0108b54a" officeooo:paragraph-rsid="0108b54a" style:font-style-asian="normal" style:font-style-complex="normal"/>
    </style:style>
    <style:style style:name="P132" style:family="paragraph" style:parent-style-name="normal">
      <style:paragraph-properties fo:margin-left="0cm" fo:margin-right="0cm" fo:text-indent="0cm" style:auto-text-indent="false"/>
      <style:text-properties fo:language="es" fo:country="AR" fo:font-style="normal" style:text-underline-style="none" officeooo:rsid="0108b54a" officeooo:paragraph-rsid="0108b54a" fo:background-color="#ffff00" style:font-style-asian="normal" style:font-style-complex="normal"/>
    </style:style>
    <style:style style:name="P133" style:family="paragraph" style:parent-style-name="normal">
      <style:paragraph-properties fo:margin-left="0cm" fo:margin-right="0cm" fo:text-indent="0cm" style:auto-text-indent="false"/>
      <style:text-properties fo:language="es" fo:country="AR" fo:font-style="normal" style:text-underline-style="none" officeooo:rsid="01132c40" officeooo:paragraph-rsid="01132c40" fo:background-color="#ffff00" style:font-style-asian="normal" style:font-style-complex="normal"/>
    </style:style>
    <style:style style:name="P134" style:family="paragraph" style:parent-style-name="normal">
      <style:paragraph-properties fo:margin-left="0cm" fo:margin-right="0cm" fo:text-indent="0cm" style:auto-text-indent="false"/>
      <style:text-properties officeooo:rsid="00dbbed6" officeooo:paragraph-rsid="00eb45e9"/>
    </style:style>
    <style:style style:name="P135" style:family="paragraph" style:parent-style-name="normal">
      <style:paragraph-properties fo:margin-left="0cm" fo:margin-right="0cm" fo:text-indent="0cm" style:auto-text-indent="false"/>
      <style:text-properties fo:color="#000000" style:font-name="Times New Roman" fo:font-size="12pt" fo:language="es" fo:country="AR" style:text-underline-style="none" officeooo:rsid="00dd418c" officeooo:paragraph-rsid="00eb45e9" style:font-name-asian="Times New Roman1" style:font-size-asian="12pt" style:font-name-complex="Times New Roman1"/>
    </style:style>
    <style:style style:name="P136" style:family="paragraph" style:parent-style-name="normal">
      <style:paragraph-properties fo:margin-left="0cm" fo:margin-right="0cm" fo:text-indent="0cm" style:auto-text-indent="false"/>
      <style:text-properties fo:color="#000000" style:font-name="Times New Roman" fo:font-size="12pt" fo:language="es" fo:country="AR" style:text-underline-style="none" officeooo:rsid="00dd418c" officeooo:paragraph-rsid="00eb45e9" fo:background-color="#ffff00" style:font-name-asian="Times New Roman1" style:font-size-asian="12pt" style:font-name-complex="Times New Roman1"/>
    </style:style>
    <style:style style:name="P137" style:family="paragraph" style:parent-style-name="normal">
      <style:paragraph-properties fo:margin-left="1.482cm" fo:margin-right="0cm" fo:text-indent="0cm" style:auto-text-indent="false"/>
      <style:text-properties fo:language="es" fo:country="AR" officeooo:rsid="00264a2e" officeooo:paragraph-rsid="00adfb91"/>
    </style:style>
    <style:style style:name="P138" style:family="paragraph" style:parent-style-name="normal">
      <style:paragraph-properties fo:margin-left="1.482cm" fo:margin-right="0cm" fo:text-indent="0cm" style:auto-text-indent="false"/>
      <style:text-properties fo:language="es" fo:country="AR" officeooo:rsid="00264a2e" officeooo:paragraph-rsid="00247fcd"/>
    </style:style>
    <style:style style:name="P139" style:family="paragraph" style:parent-style-name="normal">
      <style:paragraph-properties fo:margin-left="1.482cm" fo:margin-right="0cm" fo:text-indent="0cm" style:auto-text-indent="false"/>
      <style:text-properties fo:language="es" fo:country="AR" officeooo:rsid="00347d7e" officeooo:paragraph-rsid="00347d7e"/>
    </style:style>
    <style:style style:name="P140" style:family="paragraph" style:parent-style-name="normal">
      <style:paragraph-properties fo:margin-left="1.482cm" fo:margin-right="0cm" fo:text-indent="0cm" style:auto-text-indent="false"/>
      <style:text-properties fo:language="es" fo:country="AR" officeooo:rsid="00580054" officeooo:paragraph-rsid="00580054"/>
    </style:style>
    <style:style style:name="P141" style:family="paragraph" style:parent-style-name="normal">
      <style:paragraph-properties fo:margin-left="1.482cm" fo:margin-right="0cm" fo:text-indent="0cm" style:auto-text-indent="false"/>
      <style:text-properties fo:language="es" fo:country="AR" officeooo:rsid="009043f2" officeooo:paragraph-rsid="009043f2"/>
    </style:style>
    <style:style style:name="P142" style:family="paragraph" style:parent-style-name="normal">
      <style:paragraph-properties fo:margin-left="1.482cm" fo:margin-right="0cm" fo:text-indent="0cm" style:auto-text-indent="false"/>
      <style:text-properties fo:language="es" fo:country="AR" officeooo:rsid="009bfc83" officeooo:paragraph-rsid="009bfc83"/>
    </style:style>
    <style:style style:name="P143" style:family="paragraph" style:parent-style-name="normal">
      <style:paragraph-properties fo:margin-left="1.482cm" fo:margin-right="0cm" fo:text-indent="0cm" style:auto-text-indent="false"/>
      <style:text-properties fo:language="es" fo:country="AR" officeooo:rsid="009c00db" officeooo:paragraph-rsid="009c00db"/>
    </style:style>
    <style:style style:name="P144" style:family="paragraph" style:parent-style-name="normal">
      <style:paragraph-properties fo:margin-left="1.482cm" fo:margin-right="0cm" fo:text-indent="0cm" style:auto-text-indent="false"/>
      <style:text-properties fo:language="es" fo:country="AR" officeooo:rsid="00a5a02a" officeooo:paragraph-rsid="00a5a02a"/>
    </style:style>
    <style:style style:name="P145" style:family="paragraph" style:parent-style-name="normal">
      <style:paragraph-properties fo:margin-left="1.482cm" fo:margin-right="0cm" fo:text-indent="0cm" style:auto-text-indent="false"/>
      <style:text-properties fo:language="es" fo:country="AR" officeooo:rsid="00ab93d9" officeooo:paragraph-rsid="00ab93d9"/>
    </style:style>
    <style:style style:name="P146" style:family="paragraph" style:parent-style-name="normal">
      <style:paragraph-properties fo:margin-left="1.482cm" fo:margin-right="0cm" fo:text-indent="0cm" style:auto-text-indent="false"/>
      <style:text-properties fo:language="es" fo:country="AR" officeooo:rsid="00b4ef93" officeooo:paragraph-rsid="00b4ef93"/>
    </style:style>
    <style:style style:name="P147" style:family="paragraph" style:parent-style-name="normal">
      <style:paragraph-properties fo:margin-left="1.482cm" fo:margin-right="0cm" fo:text-indent="0cm" style:auto-text-indent="false"/>
      <style:text-properties fo:language="es" fo:country="AR" officeooo:rsid="00d91290" officeooo:paragraph-rsid="00d91290"/>
    </style:style>
    <style:style style:name="P148" style:family="paragraph" style:parent-style-name="normal">
      <style:paragraph-properties fo:margin-left="1.482cm" fo:margin-right="0cm" fo:text-indent="0cm" style:auto-text-indent="false"/>
      <style:text-properties fo:language="es" fo:country="AR" style:text-underline-style="none" officeooo:rsid="00d91290" officeooo:paragraph-rsid="00e714d0"/>
    </style:style>
    <style:style style:name="P149" style:family="paragraph" style:parent-style-name="normal">
      <style:paragraph-properties fo:margin-left="1.482cm" fo:margin-right="0cm" fo:text-indent="0cm" style:auto-text-indent="false"/>
      <style:text-properties fo:language="es" fo:country="AR" style:text-underline-style="none" officeooo:rsid="00dbbed6" officeooo:paragraph-rsid="00f118ef"/>
    </style:style>
    <style:style style:name="P150" style:family="paragraph" style:parent-style-name="normal">
      <style:paragraph-properties fo:margin-left="1.482cm" fo:margin-right="0cm" fo:text-indent="0cm" style:auto-text-indent="false"/>
      <style:text-properties fo:language="es" fo:country="AR" style:text-underline-style="none" officeooo:rsid="00dbbed6" officeooo:paragraph-rsid="00f8107a"/>
    </style:style>
    <style:style style:name="P151" style:family="paragraph" style:parent-style-name="normal">
      <style:paragraph-properties fo:margin-left="1.482cm" fo:margin-right="0cm" fo:text-indent="0cm" style:auto-text-indent="false"/>
      <style:text-properties fo:language="es" fo:country="AR" style:text-underline-style="none" officeooo:rsid="00dbbed6" officeooo:paragraph-rsid="0107a7ab"/>
    </style:style>
    <style:style style:name="P152" style:family="paragraph" style:parent-style-name="normal">
      <style:paragraph-properties fo:margin-left="1.482cm" fo:margin-right="0cm" fo:text-indent="0cm" style:auto-text-indent="false"/>
      <style:text-properties fo:language="es" fo:country="AR" style:text-underline-style="none" officeooo:rsid="00f79c98" officeooo:paragraph-rsid="00f79c98"/>
    </style:style>
    <style:style style:name="P153" style:family="paragraph" style:parent-style-name="normal">
      <style:paragraph-properties fo:margin-left="1.482cm" fo:margin-right="0cm" fo:text-indent="0cm" style:auto-text-indent="false"/>
      <style:text-properties fo:color="#000000" style:font-name="Times New Roman" fo:font-size="12pt" fo:language="es" fo:country="AR" officeooo:rsid="009043f2" officeooo:paragraph-rsid="009043f2" style:font-name-asian="Times New Roman1" style:font-size-asian="12pt" style:font-name-complex="Times New Roman1"/>
    </style:style>
    <style:style style:name="P154" style:family="paragraph" style:parent-style-name="normal">
      <style:paragraph-properties fo:margin-left="1.482cm" fo:margin-right="0cm" fo:text-indent="0cm" style:auto-text-indent="false"/>
      <style:text-properties fo:color="#000000" style:font-name="Times New Roman" fo:font-size="12pt" fo:language="es" fo:country="AR" officeooo:rsid="00a43909" officeooo:paragraph-rsid="00a43909" style:font-name-asian="Times New Roman1" style:font-size-asian="12pt" style:font-name-complex="Times New Roman1"/>
    </style:style>
    <style:style style:name="P155" style:family="paragraph" style:parent-style-name="normal">
      <style:paragraph-properties fo:margin-left="1.482cm" fo:margin-right="0cm" fo:text-indent="0cm" style:auto-text-indent="false"/>
      <style:text-properties fo:color="#000000" style:font-name="Times New Roman" fo:font-size="12pt" fo:language="es" fo:country="AR" officeooo:rsid="00a43909" officeooo:paragraph-rsid="00a5a02a" style:font-name-asian="Times New Roman1" style:font-size-asian="12pt" style:font-name-complex="Times New Roman1"/>
    </style:style>
    <style:style style:name="P156" style:family="paragraph" style:parent-style-name="normal">
      <style:paragraph-properties fo:margin-left="1.482cm" fo:margin-right="0cm" fo:text-indent="0cm" style:auto-text-indent="false"/>
      <style:text-properties fo:color="#000000" style:font-name="Times New Roman" fo:font-size="12pt" fo:language="es" fo:country="AR" officeooo:rsid="00a5a02a" officeooo:paragraph-rsid="00a5a02a" style:font-name-asian="Times New Roman1" style:font-size-asian="12pt" style:font-name-complex="Times New Roman1"/>
    </style:style>
    <style:style style:name="P157" style:family="paragraph" style:parent-style-name="normal">
      <style:paragraph-properties fo:margin-left="1.482cm" fo:margin-right="0cm" fo:text-indent="0cm" style:auto-text-indent="false"/>
      <style:text-properties style:text-underline-style="none" officeooo:rsid="00dbbed6" officeooo:paragraph-rsid="00eb45e9"/>
    </style:style>
    <style:style style:name="P158" style:family="paragraph" style:parent-style-name="normal">
      <style:paragraph-properties fo:margin-left="1.482cm" fo:margin-right="0cm" fo:text-indent="0cm" style:auto-text-indent="false"/>
      <style:text-properties style:text-underline-style="none" officeooo:rsid="00dbbed6" officeooo:paragraph-rsid="00f118ef"/>
    </style:style>
    <style:style style:name="P159" style:family="paragraph" style:parent-style-name="normal">
      <style:paragraph-properties fo:margin-left="1.482cm" fo:margin-right="0cm" fo:text-indent="0cm" style:auto-text-indent="false"/>
      <style:text-properties style:text-underline-style="none" officeooo:rsid="00dbbed6" officeooo:paragraph-rsid="00f8107a"/>
    </style:style>
    <style:style style:name="P160" style:family="paragraph" style:parent-style-name="normal">
      <style:paragraph-properties fo:margin-left="1.482cm" fo:margin-right="0cm" fo:text-indent="0cm" style:auto-text-indent="false"/>
      <style:text-properties style:text-underline-style="none" officeooo:rsid="00dbbed6" officeooo:paragraph-rsid="0107a7ab"/>
    </style:style>
    <style:style style:name="P161" style:family="paragraph" style:parent-style-name="normal">
      <style:paragraph-properties fo:margin-left="1.482cm" fo:margin-right="0cm" fo:text-indent="0cm" style:auto-text-indent="false"/>
      <style:text-properties style:text-underline-style="none" officeooo:rsid="00eb45e9" officeooo:paragraph-rsid="00eb45e9"/>
    </style:style>
    <style:style style:name="P162" style:family="paragraph" style:parent-style-name="normal">
      <style:paragraph-properties fo:margin-left="1.482cm" fo:margin-right="0cm" fo:text-indent="0cm" style:auto-text-indent="false"/>
      <style:text-properties style:text-underline-style="none" officeooo:rsid="00f118ef" officeooo:paragraph-rsid="00f118ef"/>
    </style:style>
    <style:style style:name="P163" style:family="paragraph" style:parent-style-name="normal">
      <style:paragraph-properties fo:margin-left="1.482cm" fo:margin-right="0cm" fo:text-indent="0cm" style:auto-text-indent="false"/>
      <style:text-properties style:text-underline-style="none" officeooo:rsid="00f118ef" officeooo:paragraph-rsid="00f8107a"/>
    </style:style>
    <style:style style:name="P164" style:family="paragraph" style:parent-style-name="normal">
      <style:paragraph-properties fo:margin-left="1.482cm" fo:margin-right="0cm" fo:text-indent="0cm" style:auto-text-indent="false"/>
      <style:text-properties style:text-underline-style="none" officeooo:rsid="00f118ef" officeooo:paragraph-rsid="0107a7ab"/>
    </style:style>
    <style:style style:name="P165" style:family="paragraph" style:parent-style-name="normal">
      <style:paragraph-properties fo:margin-left="0.741cm" fo:margin-right="0cm" fo:text-indent="0cm" style:auto-text-indent="false"/>
      <style:text-properties fo:language="es" fo:country="AR" officeooo:rsid="005047f3" officeooo:paragraph-rsid="005047f3"/>
    </style:style>
    <style:style style:name="P166" style:family="paragraph" style:parent-style-name="normal">
      <style:paragraph-properties fo:margin-left="0.741cm" fo:margin-right="0cm" fo:text-indent="0cm" style:auto-text-indent="false"/>
      <style:text-properties fo:language="es" fo:country="AR" officeooo:rsid="005305ac" officeooo:paragraph-rsid="005305ac"/>
    </style:style>
    <style:style style:name="P167" style:family="paragraph" style:parent-style-name="normal">
      <style:paragraph-properties fo:margin-left="0.741cm" fo:margin-right="0cm" fo:text-indent="0cm" style:auto-text-indent="false"/>
      <style:text-properties fo:language="es" fo:country="AR" officeooo:rsid="005452fd" officeooo:paragraph-rsid="005452fd"/>
    </style:style>
    <style:style style:name="P168" style:family="paragraph" style:parent-style-name="normal">
      <style:paragraph-properties fo:margin-left="0.741cm" fo:margin-right="0cm" fo:text-indent="0cm" style:auto-text-indent="false"/>
      <style:text-properties fo:language="es" fo:country="AR" officeooo:rsid="009043f2" officeooo:paragraph-rsid="009043f2"/>
    </style:style>
    <style:style style:name="P169" style:family="paragraph" style:parent-style-name="Heading_20_1">
      <style:text-properties fo:language="es" fo:country="AR"/>
    </style:style>
    <style:style style:name="P170" style:family="paragraph" style:parent-style-name="Heading_20_2">
      <style:text-properties fo:language="es" fo:country="AR"/>
    </style:style>
    <style:style style:name="P171" style:family="paragraph" style:parent-style-name="Heading_20_3">
      <style:text-properties fo:language="es" fo:country="AR"/>
    </style:style>
    <style:style style:name="P1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c9246"/>
    </style:style>
    <style:style style:name="T2" style:family="text">
      <style:text-properties officeooo:rsid="001c6057"/>
    </style:style>
    <style:style style:name="T3" style:family="text">
      <style:text-properties officeooo:rsid="002418e3"/>
    </style:style>
    <style:style style:name="T4" style:family="text">
      <style:text-properties officeooo:rsid="00a08320"/>
    </style:style>
    <style:style style:name="T5" style:family="text">
      <style:text-properties fo:font-weight="bold" officeooo:rsid="002418e3" style:font-weight-asian="bold" style:font-weight-complex="bold"/>
    </style:style>
    <style:style style:name="T6" style:family="text">
      <style:text-properties fo:font-weight="bold" officeooo:rsid="011592eb" style:font-weight-asian="bold" style:font-weight-complex="bold"/>
    </style:style>
    <style:style style:name="T7" style:family="text">
      <style:text-properties fo:font-weight="bold" officeooo:rsid="011a7efb" style:font-weight-asian="bold" style:font-weight-complex="bold"/>
    </style:style>
    <style:style style:name="T8" style:family="text">
      <style:text-properties officeooo:rsid="0019e071"/>
    </style:style>
    <style:style style:name="T9" style:family="text">
      <style:text-properties officeooo:rsid="001be4d3"/>
    </style:style>
    <style:style style:name="T10" style:family="text">
      <style:text-properties officeooo:rsid="0023ce0c"/>
    </style:style>
    <style:style style:name="T11" style:family="text">
      <style:text-properties officeooo:rsid="002b49e5"/>
    </style:style>
    <style:style style:name="T12" style:family="text">
      <style:text-properties officeooo:rsid="0030a866"/>
    </style:style>
    <style:style style:name="T13" style:family="text">
      <style:text-properties officeooo:rsid="00347d7e"/>
    </style:style>
    <style:style style:name="T14" style:family="text">
      <style:text-properties officeooo:rsid="003a1a6f"/>
    </style:style>
    <style:style style:name="T15" style:family="text">
      <style:text-properties officeooo:rsid="003d281f"/>
    </style:style>
    <style:style style:name="T16" style:family="text">
      <style:text-properties officeooo:rsid="003d5ae7"/>
    </style:style>
    <style:style style:name="T17" style:family="text">
      <style:text-properties officeooo:rsid="003e65c2"/>
    </style:style>
    <style:style style:name="T18" style:family="text">
      <style:text-properties officeooo:rsid="004158b5"/>
    </style:style>
    <style:style style:name="T19" style:family="text">
      <style:text-properties officeooo:rsid="0043b2d5"/>
    </style:style>
    <style:style style:name="T20" style:family="text">
      <style:text-properties officeooo:rsid="004b83bd"/>
    </style:style>
    <style:style style:name="T21" style:family="text">
      <style:text-properties officeooo:rsid="004c401f"/>
    </style:style>
    <style:style style:name="T22" style:family="text">
      <style:text-properties officeooo:rsid="005047f3"/>
    </style:style>
    <style:style style:name="T23" style:family="text">
      <style:text-properties officeooo:rsid="0051e3b2"/>
    </style:style>
    <style:style style:name="T24" style:family="text">
      <style:text-properties officeooo:rsid="005452fd"/>
    </style:style>
    <style:style style:name="T25" style:family="text">
      <style:text-properties officeooo:rsid="0054c5e5"/>
    </style:style>
    <style:style style:name="T26" style:family="text">
      <style:text-properties fo:color="#000000" style:font-name="Times New Roman" fo:font-size="12pt" style:font-name-asian="Times New Roman1" style:font-size-asian="12pt" style:font-name-complex="Times New Roman1"/>
    </style:style>
    <style:style style:name="T27" style:family="text">
      <style:text-properties fo:color="#000000" style:font-name="Times New Roman" fo:font-size="12pt" officeooo:rsid="008e8ad6" style:font-name-asian="Times New Roman1" style:font-size-asian="12pt" style:font-name-complex="Times New Roman1"/>
    </style:style>
    <style:style style:name="T28" style:family="text">
      <style:text-properties fo:color="#000000" style:font-name="Times New Roman" fo:font-size="12pt" officeooo:rsid="005a8cdc" style:font-name-asian="Times New Roman1" style:font-size-asian="12pt" style:font-name-complex="Times New Roman1"/>
    </style:style>
    <style:style style:name="T29" style:family="text">
      <style:text-properties fo:color="#000000" style:font-name="Times New Roman" fo:font-size="12pt" officeooo:rsid="00957c5b" style:font-name-asian="Times New Roman1" style:font-size-asian="12pt" style:font-name-complex="Times New Roman1"/>
    </style:style>
    <style:style style:name="T30" style:family="text">
      <style:text-properties officeooo:rsid="005a8cdc"/>
    </style:style>
    <style:style style:name="T31" style:family="text">
      <style:text-properties officeooo:rsid="008bd008"/>
    </style:style>
    <style:style style:name="T32" style:family="text">
      <style:text-properties officeooo:rsid="008e8ad6"/>
    </style:style>
    <style:style style:name="T33" style:family="text">
      <style:text-properties officeooo:rsid="009043f2"/>
    </style:style>
    <style:style style:name="T34" style:family="text">
      <style:text-properties officeooo:rsid="00957c5b"/>
    </style:style>
    <style:style style:name="T35" style:family="text">
      <style:text-properties officeooo:rsid="009c00db"/>
    </style:style>
    <style:style style:name="T36" style:family="text">
      <style:text-properties officeooo:rsid="009dc95d"/>
    </style:style>
    <style:style style:name="T37" style:family="text">
      <style:text-properties officeooo:rsid="00a031e7"/>
    </style:style>
    <style:style style:name="T38" style:family="text">
      <style:text-properties officeooo:rsid="00a36ecc"/>
    </style:style>
    <style:style style:name="T39" style:family="text">
      <style:text-properties officeooo:rsid="00a43909"/>
    </style:style>
    <style:style style:name="T40" style:family="text">
      <style:text-properties officeooo:rsid="00a76ed8"/>
    </style:style>
    <style:style style:name="T41" style:family="text">
      <style:text-properties officeooo:rsid="00ab93d9"/>
    </style:style>
    <style:style style:name="T42" style:family="text">
      <style:text-properties officeooo:rsid="00ad114f"/>
    </style:style>
    <style:style style:name="T43" style:family="text">
      <style:text-properties officeooo:rsid="00afae4b"/>
    </style:style>
    <style:style style:name="T44" style:family="text">
      <style:text-properties officeooo:rsid="00b0e84a"/>
    </style:style>
    <style:style style:name="T45" style:family="text">
      <style:text-properties officeooo:rsid="00b4ef93"/>
    </style:style>
    <style:style style:name="T46" style:family="text">
      <style:text-properties officeooo:rsid="00b5817b"/>
    </style:style>
    <style:style style:name="T47" style:family="text">
      <style:text-properties officeooo:rsid="00be91e5"/>
    </style:style>
    <style:style style:name="T48" style:family="text">
      <style:text-properties officeooo:rsid="00c0e6a1"/>
    </style:style>
    <style:style style:name="T49" style:family="text">
      <style:text-properties officeooo:rsid="00c14fef"/>
    </style:style>
    <style:style style:name="T50" style:family="text">
      <style:text-properties officeooo:rsid="00c1b456"/>
    </style:style>
    <style:style style:name="T51" style:family="text">
      <style:text-properties officeooo:rsid="00c2d902"/>
    </style:style>
    <style:style style:name="T52" style:family="text">
      <style:text-properties officeooo:rsid="00c3d0f4"/>
    </style:style>
    <style:style style:name="T53" style:family="text">
      <style:text-properties fo:color="#ff0000" officeooo:rsid="00c14fef"/>
    </style:style>
    <style:style style:name="T54" style:family="text">
      <style:text-properties fo:color="#ff0000" officeooo:rsid="00c1b456"/>
    </style:style>
    <style:style style:name="T55" style:family="text">
      <style:text-properties officeooo:rsid="00cc3a52"/>
    </style:style>
    <style:style style:name="T56" style:family="text">
      <style:text-properties officeooo:rsid="00cdfbcb"/>
    </style:style>
    <style:style style:name="T57" style:family="text">
      <style:text-properties officeooo:rsid="00d101eb"/>
    </style:style>
    <style:style style:name="T58" style:family="text">
      <style:text-properties officeooo:rsid="00d7659f"/>
    </style:style>
    <style:style style:name="T59" style:family="text">
      <style:text-properties officeooo:rsid="00d86dc5"/>
    </style:style>
    <style:style style:name="T60" style:family="text">
      <style:text-properties officeooo:rsid="00dbbed6"/>
    </style:style>
    <style:style style:name="T61" style:family="text">
      <style:text-properties officeooo:rsid="00df1c36"/>
    </style:style>
    <style:style style:name="T62" style:family="text">
      <style:text-properties fo:font-style="italic" style:font-style-asian="italic" style:font-style-complex="italic"/>
    </style:style>
    <style:style style:name="T63" style:family="text">
      <style:text-properties fo:font-style="italic" officeooo:rsid="00f8107a" style:font-style-asian="italic" style:font-style-complex="italic"/>
    </style:style>
    <style:style style:name="T64" style:family="text">
      <style:text-properties fo:font-style="italic" officeooo:rsid="00faba8d" style:font-style-asian="italic" style:font-style-complex="italic"/>
    </style:style>
    <style:style style:name="T65" style:family="text">
      <style:text-properties fo:font-style="italic" officeooo:rsid="00fefcca" style:font-style-asian="italic" style:font-style-complex="italic"/>
    </style:style>
    <style:style style:name="T66" style:family="text">
      <style:text-properties fo:font-style="italic" officeooo:rsid="0100c633" style:font-style-asian="italic" style:font-style-complex="italic"/>
    </style:style>
    <style:style style:name="T67" style:family="text">
      <style:text-properties fo:font-style="italic" officeooo:rsid="01039d84" style:font-style-asian="italic" style:font-style-complex="italic"/>
    </style:style>
    <style:style style:name="T68" style:family="text">
      <style:text-properties officeooo:rsid="00e390be"/>
    </style:style>
    <style:style style:name="T69" style:family="text">
      <style:text-properties fo:background-color="#ffff00" loext:char-shading-value="0"/>
    </style:style>
    <style:style style:name="T70" style:family="text">
      <style:text-properties officeooo:rsid="00e9daca" fo:background-color="#ffff00" loext:char-shading-value="0"/>
    </style:style>
    <style:style style:name="T71" style:family="text">
      <style:text-properties officeooo:rsid="011a7efb" fo:background-color="#ffff00" loext:char-shading-value="0"/>
    </style:style>
    <style:style style:name="T72" style:family="text">
      <style:text-properties officeooo:rsid="00339138" fo:background-color="#ffff00" loext:char-shading-value="0"/>
    </style:style>
    <style:style style:name="T73" style:family="text">
      <style:text-properties officeooo:rsid="00339138" fo:background-color="#ffff00" loext:char-shading-value="0"/>
    </style:style>
    <style:style style:name="T74" style:family="text">
      <style:text-properties officeooo:rsid="0123daa6" fo:background-color="#ffff00" loext:char-shading-value="0"/>
    </style:style>
    <style:style style:name="T75" style:family="text">
      <style:text-properties officeooo:rsid="0123daa6" fo:background-color="#ffff00" loext:char-shading-value="0"/>
    </style:style>
    <style:style style:name="T76" style:family="text">
      <style:text-properties fo:background-color="#ffff00" loext:char-shading-value="0"/>
    </style:style>
    <style:style style:name="T77" style:family="text">
      <style:text-properties officeooo:rsid="00e43d29"/>
    </style:style>
    <style:style style:name="T78" style:family="text">
      <style:text-properties officeooo:rsid="00e634c6"/>
    </style:style>
    <style:style style:name="T79" style:family="text">
      <style:text-properties officeooo:rsid="00e714d0"/>
    </style:style>
    <style:style style:name="T80" style:family="text">
      <style:text-properties officeooo:rsid="00e9daca"/>
    </style:style>
    <style:style style:name="T81" style:family="text">
      <style:text-properties officeooo:rsid="00de5c06"/>
    </style:style>
    <style:style style:name="T82" style:family="text">
      <style:text-properties officeooo:rsid="00eda9c2"/>
    </style:style>
    <style:style style:name="T83" style:family="text">
      <style:text-properties officeooo:rsid="00ef8090"/>
    </style:style>
    <style:style style:name="T84" style:family="text">
      <style:text-properties officeooo:rsid="00f118ef"/>
    </style:style>
    <style:style style:name="T85" style:family="text">
      <style:text-properties officeooo:rsid="00f2cb38"/>
    </style:style>
    <style:style style:name="T86" style:family="text">
      <style:text-properties officeooo:rsid="00f4812d"/>
    </style:style>
    <style:style style:name="T87" style:family="text">
      <style:text-properties officeooo:rsid="00f7a112"/>
    </style:style>
    <style:style style:name="T88" style:family="text">
      <style:text-properties fo:font-style="normal" style:font-style-asian="normal" style:font-style-complex="normal"/>
    </style:style>
    <style:style style:name="T89" style:family="text">
      <style:text-properties fo:font-style="normal" officeooo:rsid="00f8107a" style:font-style-asian="normal" style:font-style-complex="normal"/>
    </style:style>
    <style:style style:name="T90" style:family="text">
      <style:text-properties fo:font-style="normal" officeooo:rsid="00fa1254" style:font-style-asian="normal" style:font-style-complex="normal"/>
    </style:style>
    <style:style style:name="T91" style:family="text">
      <style:text-properties fo:font-style="normal" officeooo:rsid="00faba8d" style:font-style-asian="normal" style:font-style-complex="normal"/>
    </style:style>
    <style:style style:name="T92" style:family="text">
      <style:text-properties fo:font-style="normal" officeooo:rsid="00fbf409" style:font-style-asian="normal" style:font-style-complex="normal"/>
    </style:style>
    <style:style style:name="T93" style:family="text">
      <style:text-properties fo:font-style="normal" officeooo:rsid="00fefcca" style:font-style-asian="normal" style:font-style-complex="normal"/>
    </style:style>
    <style:style style:name="T94" style:family="text">
      <style:text-properties fo:font-style="normal" officeooo:rsid="0100c633" style:font-style-asian="normal" style:font-style-complex="normal"/>
    </style:style>
    <style:style style:name="T95" style:family="text">
      <style:text-properties fo:font-style="normal" officeooo:rsid="01039d84" style:font-style-asian="normal" style:font-style-complex="normal"/>
    </style:style>
    <style:style style:name="T96" style:family="text">
      <style:text-properties fo:font-style="normal" officeooo:rsid="0104511c" style:font-style-asian="normal" style:font-style-complex="normal"/>
    </style:style>
    <style:style style:name="T97" style:family="text">
      <style:text-properties fo:font-style="normal" officeooo:rsid="01052255" style:font-style-asian="normal" style:font-style-complex="normal"/>
    </style:style>
    <style:style style:name="T98" style:family="text">
      <style:text-properties officeooo:rsid="00f8107a"/>
    </style:style>
    <style:style style:name="T99" style:family="text">
      <style:text-properties officeooo:rsid="00fa1254"/>
    </style:style>
    <style:style style:name="T100" style:family="text">
      <style:text-properties officeooo:rsid="00fefcca"/>
    </style:style>
    <style:style style:name="T101" style:family="text">
      <style:text-properties officeooo:rsid="0100c633"/>
    </style:style>
    <style:style style:name="T102" style:family="text">
      <style:text-properties officeooo:rsid="0107a7ab"/>
    </style:style>
    <style:style style:name="T103" style:family="text">
      <style:text-properties officeooo:rsid="010beb68"/>
    </style:style>
    <style:style style:name="T104" style:family="text">
      <style:text-properties officeooo:rsid="010ddbed"/>
    </style:style>
    <style:style style:name="T105" style:family="text">
      <style:text-properties officeooo:rsid="010eab69"/>
    </style:style>
    <style:style style:name="T106" style:family="text">
      <style:text-properties officeooo:rsid="0111cacc"/>
    </style:style>
    <style:style style:name="T107" style:family="text">
      <style:text-properties officeooo:rsid="0112d2ff"/>
    </style:style>
    <style:style style:name="T108" style:family="text">
      <style:text-properties officeooo:rsid="0115491c"/>
    </style:style>
    <style:style style:name="T109" style:family="text">
      <style:text-properties officeooo:rsid="011592eb"/>
    </style:style>
    <style:style style:name="T110" style:family="text">
      <style:text-properties officeooo:rsid="01170669"/>
    </style:style>
    <style:style style:name="T111" style:family="text">
      <style:text-properties officeooo:rsid="011821ab"/>
    </style:style>
    <style:style style:name="T112" style:family="text">
      <style:text-properties officeooo:rsid="011a7efb"/>
    </style:style>
    <style:style style:name="T113" style:family="text">
      <style:text-properties officeooo:rsid="011ac20c"/>
    </style:style>
    <style:style style:name="T114" style:family="text">
      <style:text-properties officeooo:rsid="0037b7e9"/>
    </style:style>
    <style:style style:name="T115" style:family="text">
      <style:text-properties officeooo:rsid="011ad5ca"/>
    </style:style>
    <style:style style:name="T116" style:family="text">
      <style:text-properties officeooo:rsid="011d07b2"/>
    </style:style>
    <style:style style:name="T117" style:family="text">
      <style:text-properties officeooo:rsid="01208475"/>
    </style:style>
    <style:style style:name="T118" style:family="text">
      <style:text-properties fo:background-color="transparent" loext:char-shading-value="0"/>
    </style:style>
    <style:style style:name="T119" style:family="text">
      <style:text-properties officeooo:rsid="0123daa6" fo:background-color="transparent" loext:char-shading-value="0"/>
    </style:style>
    <style:style style:name="T120" style:family="text">
      <style:text-properties officeooo:rsid="00339138" fo:background-color="transparent" loext:char-shading-value="0"/>
    </style:style>
    <style:style style:name="T12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144481432" text:id="ct144481432">
          <text:insertion>
            <office:change-info>
              <dc:creator>Andres Huayquil </dc:creator>
              <dc:date>2016-05-26T21: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9" text:outline-level="1"><office:annotation office:name="__Annotation__3518_232610601"><dc:creator>Andres Huayquil </dc:creator><dc:date>2016-05-26T21:55:53</dc:date><loext:sender-initials>A</loext:sender-initials><text:p text:style-name="P172"><text:span text:style-name="T121">Hasta acá habías metido mano en el cap 3.</text:span></text:p></office:annotation>CAPITULO 3</text:h>
      <text:p text:style-name="P16"/>
      <text:p text:style-name="P16"><text:span text:style-name="T8">O</text:span>ptimización e implementación de multiprocesamiento <text:span text:style-name="T8">con OpenMP</text:span> <text:span text:style-name="T8">en Fortran </text:span>para una aplicación legacy de Dinámica de Fluidos.</text:p>
      <text:p text:style-name="P16"/>
      <text:h text:style-name="P170" text:outline-level="2">3.1 Introducción</text:h>
      <text:p text:style-name="P17"/>
      <text:p text:style-name="P85">En <text:span text:style-name="T2">los capítulos anteriores presentamos la problemática por la cual surge la idea y la necesidad de paralelizar la programación, así como las herramientas a utilizar, en nuestro caso OpenMP bajo Fortran. La elección del lenguaje Fortran se debe a que el usuario de la aplicación utilizada es también su creador, de manera que, para hacer el cambio lo más transparente posible, se decide no alterar este aspecto del programa.</text:span></text:p>
      <text:p text:style-name="P7">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text:span text:style-name="T103">dejar habilitada la ejecución paralela en </text:span>un equipo multiprocesador.</text:p>
      <text:p text:style-name="P8"/>
      <text:p text:style-name="P9">La aplicación <text:span text:style-name="T103">bajo estudio utiliza </text:span>archivos de datos <text:span text:style-name="T103">en disco </text:span>para guardar resultados, <text:span text:style-name="T103">tanto </text:span>parciales como finales. <text:span text:style-name="T103">Esta actividad de entrada/salida introduce importantes demoras en el tiempo de respuesta, que necesitamos considerar.</text:span> <text:span text:style-name="T103">E</text:span>n este capítulo <text:span text:style-name="T103">describiremos el proceso seguido para la </text:span>optimización del código Fortran <text:span text:style-name="T103">en lo relacionado con el </text:span>manejo de los archivos en memoria. <text:span text:style-name="T103">Esta primera fase de optimización permitirá la paralelización de segmentos de código.</text:span></text:p>
      <text:p text:style-name="P9">También realizaremos un análisis del perfil de ejecución de la aplicación con <text:span text:style-name="T25">una herramienta de perfilado </text:span><text:s/><text:span text:style-name="T104">que permitirá identificar </text:span>qu<text:span text:style-name="T25">é</text:span> rutinas son las que m<text:span text:style-name="T25">á</text:span>s tiempo consumen y cu<text:span text:style-name="T25">á</text:span>les son las m<text:span text:style-name="T25">á</text:span>s indicadas para aplicar la paralelización.</text:p>
      <text:p text:style-name="P9">Por último veremos la <text:span text:style-name="T104">forma como se ha aplicado </text:span>OpenMP a las partes seleccionadas de la aplicación. <text:span text:style-name="T104">Explicaremos</text:span> <text:span text:style-name="T104">por qué han sido seleccionadas </text:span>ciertas construcciones especificas del código <text:span text:style-name="T104">y las razones de modificar </text:span>algunas estructuras de control para <text:span text:style-name="T104">hacer </text:span><text:s/>m<text:span text:style-name="T104">á</text:span>s eficiente <text:span text:style-name="T104">la </text:span>utilización de la memoria y de la CPU.</text:p>
      <text:p text:style-name="P86"/>
      <text:p text:style-name="P17"/>
      <text:h text:style-name="P170" text:outline-level="2">3.<text:span text:style-name="T9">2</text:span> Análisis de la aplicación.</text:h>
      <text:p text:style-name="P17"/>
      <text:p text:style-name="P18">-Vista inicial</text:p>
      <text:p text:style-name="P1">Lo primero <text:span text:style-name="T1">será analizar la aplicación para poder proceder con su optimización y paralelización. Como se explicó <text:s/>en la sección 2.5, debemos identificar la plataforma en que correrá la aplicación, determinando versión de sistema operativo <text:s/>y arquitectura. La aplicación recibida ha sido utilizada en arquitectura x86 de 32 bits, bajo sistema operativo <text:s/>GNU/Linux, específicamente con la distribución CentOS. Comenzamos obteniendo resultados base de ejecuciones de la aplicación bajo este entorno, para tener una referencia para la comparación de resultados. El autor de la aplicación nos indicó que la misma es totalmente determinística, con lo cual la aplicación, con los mismos datos de entrada provistos, debe dar los mismos resultados en todas las ejecuciones. </text:span></text:p>
      <text:p text:style-name="P10">Para <text:span text:style-name="T105">llevar a cabo </text:span>el trabajo de <text:span text:style-name="T105">la </text:span>Tesis <text:span text:style-name="T105">se </text:span>seleccion<text:span text:style-name="T105">ó el </text:span>entorno GNU/Linux, con la distribución Slackware de 64 bits como base, a la cual no fue necesario agregar <text:span text:style-name="T105">componentes </text:span>ni realizar ninguna <text:soft-page-break/>compilación especial. Se verificó que la aplicación <text:span text:style-name="T105">entregada por el usuario </text:span>compilara correctamente sin ninguna modificación <text:span text:style-name="T105">en esta plataforma </text:span>y arrojara, para los datos de entrada, exactamente los mismos resultados que en su entorno original. Con esto ya verificado <text:span text:style-name="T105">se </text:span>avanz<text:span text:style-name="T105">ó </text:span>en el trabajo de Tesis hacia el <text:span text:style-name="T31">análisis</text:span> propiamente dicho de la aplicación. </text:p>
      <text:p text:style-name="P19">En nuestro caso, <text:span text:style-name="T10">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2">Contaremos con dos casos de test provistos por el creador de la aplicación, los cuales se identifican por <text:span text:style-name="T3">dos parámetros (</text:span><text:span text:style-name="T5">nr</text:span><text:span text:style-name="T3"> y </text:span><text:span text:style-name="T5">no</text:span><text:span text:style-name="T3">) que definen, respectivamente, la cantidad total de </text:span><text:span text:style-name="T5">palas </text:span><text:span text:style-name="T3">y </text:span><text:span text:style-name="T5">nodos </text:span><text:span text:style-name="T3">sobre los cuales se va a realizar la simulación. Con estos parámetros se definen los casos de test, con valores iguales para ambos datos: nr = no = 50 en el primer caso de test, y nr = no = 80 en el segundo caso.</text:span></text:p>
      <text:p text:style-name="P11">Estos valores también definen unas variables globales comunes de la aplicación llamadas “maxir” y “maxio” que se <text:span text:style-name="T105">fijan </text:span>a nr+1 y no+1 respectivamente. Los valores están codificados directamente en la aplicación y no se utiliza ningún tipo de constante <text:span text:style-name="T37">que los defina</text:span>, algo que sería mas adecuado para el tratamiento de dichos valores y para tener un código m<text:span text:style-name="T105">á</text:span>s limpio; <text:span text:style-name="T37">esto</text:span> no se modific<text:span text:style-name="T105">ó</text:span> y se mantuvo el tratamiento original de los valores para alterar <text:span text:style-name="T105">lo menos posible </text:span>el código. </text:p>
      <text:p text:style-name="P12"><text:span text:style-name="T105">Por el mismo motivo, tampoco se modificó l</text:span>a obtención de los valores de entrada para las simulaciones a partir de un archivo de texto.</text:p>
      <text:p text:style-name="P19"/>
      <text:h text:style-name="P171" text:outline-level="3"><text:span text:style-name="T11">3.2.1 </text:span>Análisis de <text:span text:style-name="T4">perfilado</text:span></text:h>
      <text:p text:style-name="P12"><text:span text:style-name="T106">Como paso preliminar de la optimización </text:span>realizamos análisis de la aplicación con <text:span text:style-name="T4">la herramienta de perfilado </text:span>gprof, para poder comparar los principales puntos de consumo de tiempo <text:span text:style-name="T106">con anterioridad a la optimización </text:span>y luego de la misma. <text:span text:style-name="T106">De esta forma se pretende </text:span>seleccionar <text:span text:style-name="T107">una o varias rutinas </text:span>para <text:span text:style-name="T107">la </text:span>paralelización y observar <text:span text:style-name="T107">de qué manera cambia el </text:span>comportamiento de la aplicación con la optimización.<office:annotation-end office:name="__Annotation__3518_232610601"/></text:p>
      <text:p text:style-name="P14">Los datos obtenidos por gprof en <text:span text:style-name="T107">esta etapa muestran que la rutina estela() resulta ser la que consume el mayor porcentaje (casi un 80%) del tiempo de ejecución de la aplicación. Le sigue la rutina solgauss() con un 14.36%. Estos datos </text:span>se pueden observar en la figura 3.x</text:p>
      <text:p text:style-name="P12"/>
      <text:p text:style-name="P12"/>
      <text:p text:style-name="P138">Agregar imagen 3.x (Dropbox/Tesis/andres_scripts/tesis/oso_fortran/salida.gprof)</text:p>
      <text:p text:style-name="P80">--<text:span text:style-name="T110">explicar los datos y luego apuntar al gráfico y no al reves--</text:span></text:p>
      <text:p text:style-name="P84">Con estos resultados podemos inferir en esta primer revisión que estas dos rutinas son las candidatas a ser optimizadas con procesamiento paralelo.</text:p>
      <text:p text:style-name="P3">La salida de la imagen 3.x fue obtenida de un equipo equipado con un procesador AMD con 4 núcleos sobre un hardware <text:span text:style-name="T112">de PC de escritorio.</text:span><office:annotation office:name="__Annotation__3519_232610601"><dc:creator>Andres Huayquil </dc:creator><dc:date>2016-05-26T21:57:12</dc:date><loext:sender-initials>A</loext:sender-initials><text:p text:style-name="P172"><text:span text:style-name="T121">¿Explico toda la composición del hardware?</text:span></text:p></office:annotation><text:span text:style-name="T71">CUAL?</text:span><text:span text:style-name="T69">.</text:span> <text:change-start text:change-id="ct144481432"/><office:annotation-end office:name="__Annotation__3519_232610601"/><text:change-end text:change-id="ct144481432"/>Si realizamos el mismo análisis sobre un procesador Intel dos generaciones m<text:span text:style-name="T108">á</text:span>s moderno con la misma cantidad de núcleos pero el doble de hilos de ejecución <text:span text:style-name="T112">(Intel Core i7-3630QM)</text:span>, <text:span text:style-name="T112">se observa que si bien los tiempos mejoran notablemente, la mayor porción del tiempo sigue siendo consumida por la rutina </text:span><text:span text:style-name="T7">estela</text:span><text:span text:style-name="T6">()</text:span><text:span text:style-name="T112"> seguida por </text:span><text:span text:style-name="T7">solgauss</text:span><text:span text:style-name="T109">() casí en los mismos porcentajes, 74,26% y 16,84% respectivamente. Esto se puede observar en</text:span> la figura 3.x1:</text:p>
      <text:p text:style-name="P4"/>
      <text:p text:style-name="P137">Agregar imagen 3.x1 (tesis/oldone/omg2k14gprof)</text:p>
      <text:p text:style-name="P13"/>
      <text:p text:style-name="P89"/>
      <text:p text:style-name="P20">Según <text:span text:style-name="T1">Garg y Sharapov </text:span></text:p>
      <text:p text:style-name="P20"/>
      <text:p text:style-name="P20"><text:soft-page-break/>Tendríamos “código correcto no optimizado” (Unoptimized Correct Code)<text:span text:style-name="T1">[ref Techniques for Optimizing Apps: HPC] </text:span>, así que siguiendo este esquema debemos realizar una optimización serial para obtener código optimizado, y luego de esto pasamos a la etapa de “Optimización Paralela” donde aplicamos paralelización al código para obtener justamente código paralelo optimizado. <text:span text:style-name="T116">Esto se puede ver en la imagen 3.x.</text:span></text:p>
      <text:p text:style-name="P23">En las siguientes secciones veremos como realizamos estas dos etapas del proceso para obtener nuestra aplicación de estudio optimizada paralelamente.</text:p>
      <text:p text:style-name="P23"/>
      <text:p text:style-name="P21">imagen 3.x del pdf de estos muchachos <text:span text:style-name="T12">(figura 1-1, hoja 51 del pdf)</text:span></text:p>
      <text:p text:style-name="P22"/>
      <text:h text:style-name="P170" text:outline-level="2">3.<text:span text:style-name="T9">3</text:span> Optimización <text:span text:style-name="T117">Serial</text:span> del código Fortran. </text:h>
      <text:p text:style-name="P24">Como indican <text:span text:style-name="T1">Garg y Sharapov [ref Techniques for Optimizing Apps: HPC] “</text:span>la optimización serial es un proceso iterativo que involucra medir repetidamente un programa seguido de optimizar sus porciones críticas”. Con esto hecho debemos optimizar las opciones de compilación y luego linkear librerías optimizadas. En nuestra aplicación se intenta reducir al mínimo las modificaciones al código por lo cual las opciones que se utilizaran para el compilador, ya sea directivas u opciones por linea de comando, serán las de OpenMP solamente; además la aplicación no hace uso de ninguna librería externa expresamente, solo las que utiliza el compilador. <text:span text:style-name="T118">Como </text:span><text:span text:style-name="T119">el trabajo de tesis</text:span><text:span text:style-name="T118"> busca observar el impacto de </text:span><text:span text:style-name="T119">optimizar serialmente el código y </text:span><text:span text:style-name="T118">aplicar paralelización, no se utilizan librerías que pudieran optimizar otras partes del programa, entendiendo/</text:span><text:span text:style-name="T120">suponiendo</text:span><text:span text:style-name="T118"> además que las librerías propias del compilador están <text:s/>optimizadas para la plataforma donde se ejecuta.</text:span></text:p>
      <text:p text:style-name="P25"/>
      <text:h text:style-name="P171" text:outline-level="3">3.3.1 Análisis del acceso a datos de la aplicación</text:h>
      <text:p text:style-name="P25">Al analizar los resultados que arroja la aplicación luego de ser ejecutada se puede ver que maneja muchos archivos en disco tanto de texto como binarios (temporales). Con un simple “ls” en el directorio de la aplicación podemos ver que aparecen <text:span text:style-name="T13">34 archivos TXT, 9 archivos PLT, 5 archivos OUT y por ultimo 8 archivos TMP; no contamos el archivo fuente .for, el ejecutable invisidosExe, ni el archivo con los datos de entrada entvis2f.in ni el que guardamos los datos de gprof invisidosExegprof.</text:span></text:p>
      <text:p text:style-name="P25"/>
      <text:p text:style-name="P139">h4ndr3s@gondolin:~/pruebas/oldone$ ls</text:p>
      <text:p text:style-name="P139">alfa.txt <text:s text:c="3"/><text:tab/>cp2.txt <text:s text:c="5"/><text:tab/>integ1.txt <text:s text:c="8"/><text:tab/><text:tab/>vel02int.txt</text:p>
      <text:p text:style-name="P139">arco.txt <text:s text:c="3"/><text:tab/>cpei.plt <text:s text:c="4"/><text:tab/>integ2.txt <text:s text:c="8"/><text:tab/><text:tab/>vel02pvn.txt</text:p>
      <text:p text:style-name="P139">cindg.tmp <text:s text:c="2"/><text:tab/>cpei.txt <text:s text:c="4"/><text:tab/>invisidos2fin.for <text:s/><text:tab/>velcapae.txt</text:p>
      <text:p text:style-name="P139">circo.txt <text:s text:c="2"/><text:tab/>cr.txt <text:s text:c="6"/><text:tab/>invisidosExe* <text:s text:c="10"/><text:tab/>velcapai.txt</text:p>
      <text:p text:style-name="P139">cix1.tmp <text:s text:c="3"/><text:tab/>entvis2f.in <text:s/><text:tab/>invisidosExegprof <text:s text:c="4"/><text:tab/>velindad.plt</text:p>
      <text:p text:style-name="P139">cix2.tmp <text:s text:c="3"/><text:tab/>estel1.txt <text:s text:c="2"/><text:tab/>palas.plt <text:s text:c="9"/><text:tab/><text:tab/>velindad.txt</text:p>
      <text:p text:style-name="P139">ciy1.tmp <text:s text:c="3"/><text:tab/>estel2.txt <text:s text:c="2"/><text:tab/>palest.plt <text:s text:c="8"/><text:tab/><text:tab/>velpotad.txt</text:p>
      <text:p text:style-name="P139">ciy2.tmp <text:s text:c="3"/><text:tab/>estel3.txt <text:s text:c="2"/><text:tab/>panel.plt <text:s text:c="9"/><text:tab/><text:tab/>velresad.plt</text:p>
      <text:p text:style-name="P139">ciz1.tmp <text:s text:c="3"/><text:tab/>fuerza.plt <text:s text:c="2"/><text:tab/>panel.txt <text:s text:c="9"/><text:tab/><text:tab/>veltotal.txt</text:p>
      <text:p text:style-name="P139">ciz2.tmp <text:s text:c="3"/><text:tab/>fzas.txt <text:s text:c="4"/><text:tab/>pres.plt <text:s text:c="10"/><text:tab/><text:tab/>velxyz.txt</text:p>
      <text:p text:style-name="P139">co.txt <text:s text:c="5"/><text:tab/>gama.txt <text:s text:c="4"/><text:tab/>salida2.out <text:s text:c="7"/><text:tab/><text:tab/>vix.txt</text:p>
      <text:p text:style-name="P139">coefg.tmp <text:s text:c="2"/><text:tab/>gdifo.out <text:s text:c="3"/><text:tab/>subr.out <text:s text:c="10"/><text:tab/><text:tab/>viy.txt</text:p>
      <text:p text:style-name="P139">coefp.txt <text:s text:c="2"/><text:tab/>gdifr.out <text:s text:c="3"/><text:tab/>vector.plt <text:s text:c="8"/><text:tab/><text:tab/>viz.txt</text:p>
      <text:p text:style-name="P139">coord.txt <text:s text:c="2"/><text:tab/>gmon.out <text:s text:c="4"/><text:tab/>vel01ext.txt <text:s text:c="6"/><text:tab/><text:tab/>vn.txt</text:p>
      <text:p text:style-name="P139">cp075c.txt <text:s/><text:tab/>go.out <text:s text:c="6"/><text:tab/>vel01int.txt</text:p>
      <text:p text:style-name="P139">cp1.txt <text:s text:c="4"/><text:tab/>gr.out <text:s text:c="6"/><text:tab/>vel02ext.txt</text:p>
      <text:p text:style-name="P25"><text:soft-page-break/></text:p>
      <text:p text:style-name="P5">Los archivos en su mayoría tienen tamaños que van desde 8 Kb hasta 2 Mb, pero los archivos TMP pueden pesar varios Mb dependiendo el File System utilizado por el <text:span text:style-name="T113">sistema operativo</text:span> <text:span text:style-name="T20">y su configuración particular (tamaño de bloques)</text:span>, viendose 96 Mb en algunos y hasta 192 Mb o mas de 200 Mb <text:span text:style-name="T14">en otros</text:span>. Esto indica un gran volumen de datos que son escritos a, y leidos desde disco por la aplicación.</text:p>
      <text:p text:style-name="P83">Al hacer la aplicación un uso grande de archivos en disco, para comprender mejor que se necesita optimizar, se registró <text:span text:style-name="T114">la correspondencia entre archivo y subrutina que accede al mismo, indicando si escribe, lee, hace ambas cosas o hace rewind. De dicha tabla podemos obtener los archivos que son escritos a disco unicamente y cuales además son leídos por la misma u otras subrutinas.</text:span></text:p>
      <text:p text:style-name="P26">En la tabla 3.y podemos ver <text:span text:style-name="T113">esta correspondencia.</text:span></text:p>
      <text:p text:style-name="P26"/>
      <text:p text:style-name="P26"><text:tab/><text:tab/><text:tab/>Agregar Tabla 3.y de archivos y subrutinas y sus operaciones</text:p>
      <text:p text:style-name="P26"/>
      <text:p text:style-name="P15">Para Fortran los archivos escritos en disco son External Files, pero también podemos llevar <text:span text:style-name="T86">la misma información</text:span> en Internal Files, que <text:span text:style-name="T19">son cadenas de caracteres o arreglos de cadenas de caracteres que en Fortran</text:span> poseen las mismas características de los archivos comunes (i.e. <text:span text:style-name="T113">se pueden manejar con</text:span> las mismas funciones) solo que son ubicados en memoria RAM. En este caso la decisión es simple, la velocidad ganada al acceder a la información en memoria RAM en lugar de en disco es grande <text:span text:style-name="T115">(por ejemplo, la latencia en memoria se mide en nanosegundos y en disco en milisegundos)</text:span>, por lo cual al manejar archivos en memoria para lectura y escritura <text:span text:style-name="T115">se</text:span> consigue mejorar la performance de nuestra aplicación.</text:p>
      <text:p text:style-name="P15"/>
      <text:h text:style-name="P171" text:outline-level="3">3.3.2 Optimización por adaptación de archivos externos a internos</text:h>
      <text:p text:style-name="P27"/>
      <text:p text:style-name="P28">Las primeras decisiones tomadas en cuanto a la optimización del código es hacer desaparecer <text:span text:style-name="T15">del código, o demorar,</text:span> la mayor cantidad de archivos que son tanto escritos como leídos por la aplicación <text:span text:style-name="T16">en disco</text:span> durante su instancia de ejecución, de lo cual se desprende que no haremos ningún cambio sobre los archivos que son unicamente escritos por las subrutinas con unas excepciones, el archivo salida2.out y subr.<text:span text:style-name="T14">out que guardan resultados de la ejecución a medida que avanza y lo mostrado en salida estándar respectivamente. Estos archivos se guardaran en Internal Files de Fortran y su escritura se demorara hasta el fin del programa.</text:span></text:p>
      <text:p text:style-name="P29">Luego todo archivo o External File que es escrito y leído durante la ejecución de la aplicación será mantenido por un Internal File, donde solo deberemos cambiar en cada “write”, “read” <text:span text:style-name="T17">y “rewind”</text:span> las referencias al primero por el segundo, <text:span text:style-name="T17">como por ejemplo vemos en la imagen 3.xxx el código previo a la modificación y en la 3.xxy el código ya modificado.</text:span></text:p>
      <text:p text:style-name="P29"/>
      <text:p text:style-name="P30">Imagen 3.xxx mostraría:</text:p>
      <text:p text:style-name="P32"><text:s text:c="6"/>open(unit=15,file='subr.out')</text:p>
      <text:p text:style-name="P32"><text:s text:c="6"/>...</text:p>
      <text:p text:style-name="P33"><text:s text:c="6"/>write(15,1)</text:p>
      <text:p text:style-name="P33"><text:s text:c="6"/>write(6,1)</text:p>
      <text:p text:style-name="P30"/>
      <text:p text:style-name="P31">Imagen 3.xx<text:span text:style-name="T18">y</text:span> mostraría:</text:p>
      <text:p text:style-name="P32"><text:s text:c="6"/>character subrout(500)*60</text:p>
      <text:p text:style-name="P32"><text:s text:c="6"/>...</text:p>
      <text:p text:style-name="P33"><text:s text:c="6"/>write(subrout(nsubr),1)</text:p>
      <text:p text:style-name="P33"><text:s text:c="6"/>nsubr=nsubr+1</text:p>
      <text:p text:style-name="P33"><text:soft-page-break/>! <text:s text:c="5"/>write(15,1)</text:p>
      <text:p text:style-name="P33"><text:s text:c="6"/>write(6,1)</text:p>
      <text:p text:style-name="P29"/>
      <text:p text:style-name="P34">Como se ve reemplazamos el archivo “subr.out” representado por el identificador de unidad 15 por el Internal File denominado subrout.</text:p>
      <text:p text:style-name="P32">Un par de aclaraciones sobre las imagenes, como dijimos el External File subr.out sería manejado con un Internal File que como vemos en la declaración de la imagen 3.xxy es un arreglo de 500 cadenas de 60 caracteres como máximo. <text:span text:style-name="T19">Todos nuestros Internal Files como se había explicado en parrafos previos son arreglos de cadenas de caracteres. La variable nsubr mantiene la posición en el internal file a ser escrita, y el “1” en los comandos write es un formato de escritura definido dentro del programa como se explicaba en el capitulo anterior.</text:span></text:p>
      <text:p text:style-name="P35">En la <text:span text:style-name="T20">tabla </text:span>3.yy vemos como quedan las equivalencias de los External Files y su correspondiente cambio a Internal File.</text:p>
      <text:p text:style-name="P35"/>
      <text:p text:style-name="P32"><text:tab/><text:tab/><text:span text:style-name="T20">Tabla 3.yy con tabla de External a Internal file</text:span></text:p>
      <text:p text:style-name="P34"/>
      <text:p text:style-name="P36">El proceso fue realizado primero en la subrutina Estela, buscando mejorar sus tiempos al convertir el manejo de los archivos integ1.txt e integ2.txt en internal files, retrasando la escritura en disco de los datos hasta el final de la subrutina. Lo primero observado en este cambio es un incremento comprensible del uso de memoria de la aplicación, pasando de un uso originalmente de 202Mb sin aplicar ningún cambio a utilizar 203Mb con el cambio en el tratamiento de los archivos indicados. Es un cambio mínimo, pero con los cambios sucesivos se verá el impacto en la utilización de memoria.</text:p>
      <text:p text:style-name="P37">De acuerdo a nuestro listado de funciones y archivos, y al análisis de gprof realizado, procedemos a modificar las subrutinas Solgauss y Circulac que son las que <text:span text:style-name="T21">leen</text:span> y <text:span text:style-name="T21">escriben</text:span> los archivos TMP <text:span text:style-name="T21">respectivamente, archivos </text:span>que consumen la mayor cantidad de espacio en disco de los utilizados por la aplicación.</text:p>
      <text:p text:style-name="P38">Antes de realizar el cambio directamente, debemos analizar que estructura será la mas adecuada para llevar los resultados, ya que los archivos TMP son binarios y sin formato, llevando valores calculados de una subrutina a otra.</text:p>
      <text:p text:style-name="P90"/>
      <text:p text:style-name="P39">Seleccionamos primero los archivos coefg.tmp y cindg.tmp (definidos como units 40 y 41 <text:span text:style-name="T23">respectivamente </text:span>al principio de la aplicación) ya que son los mas pequeños de todos los archivos tipo TMP. Como observamos en la tabla 3.y los archivos mencionados son escritos en la subrutina “circulac” y leidos en “solgauss” (además de los rewind).</text:p>
      <text:p text:style-name="P40">La subrutina circulac, como indica en sus comentarios realiza el “calculo de la circulación asociada a la estela y a cada anillo vorticoso”. Está dividida en tres partes, siendo la primer parte la que realiza la escritura de los archivos coefg.tmp y cindg.tmp, y donde para estos cálculos lee los archivos tmp cix2.tmp, ciy2.tmp y ciz2.tmp, de los cuales nos encargaremos mas adelante. La segunda parte realiza la resolución de un sistema de npa*npa ecuaciones algebraicas y lo hace llamando a la subrutina solgauss que veremos a continuación. En la tercer parte con los resultados obtenidos se calculan otros valores que se escriben en otros archivos de resultados.</text:p>
      <text:p text:style-name="P39">Como la subrutina “circulac” es la que crea los archivos coefg.tmp y cindg.tmp analizamos las estructuras de control utilizadas para generar dichos archivos. En el siguiente extracto de código observamos las estructuras DO <text:span text:style-name="T22">mencionadas que aparecen al principio de “circulac” [Prado2005 – lineas 2806-2841]:</text:span></text:p>
      <text:p text:style-name="P39"/>
      <text:p text:style-name="P165"><text:s text:c="6"/>do 1 npa=1,npan</text:p>
      <text:p text:style-name="P165"><text:s text:c="6"/>do 2 nv =1,npan <text:s/></text:p>
      <text:p text:style-name="P165"><text:s text:c="6"/>[...]</text:p>
      <text:p text:style-name="P165"><text:soft-page-break/><text:s text:c="6"/>coefg= sumbcx*vnx(npa)+sumbcy*vny(npa)+sumbcz*vnz(npa) </text:p>
      <text:p text:style-name="P165"><text:s text:c="6"/>write(40)coefg</text:p>
      <text:p text:style-name="P165"><text:s text:c="4"/>2 continue </text:p>
      <text:p text:style-name="P165"><text:s text:c="6"/>[...] <text:s text:c="5"/></text:p>
      <text:p text:style-name="P165"><text:s text:c="6"/>cindg= (-1.)*(vtgx(npa,1)*vnx(npa)+vtgy(npa,1)*vny(npa)+</text:p>
      <text:p text:style-name="P165"><text:s text:c="5"/>&amp; <text:s text:c="13"/>UU*vnz(npa))</text:p>
      <text:p text:style-name="P165"><text:s text:c="6"/>write(41)cindg</text:p>
      <text:p text:style-name="P165"><text:s text:c="4"/>1 continue</text:p>
      <text:p text:style-name="P39"/>
      <text:p text:style-name="P41">El bucle externo controlado por el “do 1” realiza el equivalente a npan iteraciones, con lo cual podemos concluir que el archivo determinado por la unit 41 (lo sabemos por el write(41)), es decir cindg.tmp, almacena un total de npan resultados. El bucle interno controlado por el “do 2” realiza npan*npan iteraciones, por lo tanto el archivo determinado por la unit 40 (write(40)), i.e. coefg.tmp, almacena npan*npan resultados. </text:p>
      <text:p text:style-name="P41">Analizado esto podemos definir que el tamaño de nuestros internal files para dichos archivos serán de npan y npan*npan. Luego podemos ver que las variables coefg y cindg que almacenan los resultados para escribir en los archivos no están tipificadas explicitamente en el código, con lo cual observamos en el bloque common de toda la aplicación (repetido en cada subrutina) que se realiza la siguiente declaración:</text:p>
      <text:p text:style-name="P41"/>
      <text:p text:style-name="P166"><text:s text:c="6"/>implicit real*8 (a-h,o-z)</text:p>
      <text:p text:style-name="P39"/>
      <text:p text:style-name="P41">la que indica que cualquier variable no tipificada definida en el código cuyo nombre comience con una letra entre los rangos indicados (a-h y o-z) será declarada, implicitamente, como real*8, por lo cual podemos asegurar que coefg y cindg son de tipo real*8. <text:span text:style-name="T24">Con esto determinado podemos declarar internal files de tipo real*8 de tamaños npan y npan*npan para reemplazar a cindg.tmp y coefg.tmp respectivamente:</text:span></text:p>
      <text:p text:style-name="P41"/>
      <text:p text:style-name="P167"><text:s text:c="6"/>real*8 <text:span text:style-name="T26">cindgtmp</text:span>(npan),<text:span text:style-name="T26">coefgtmp</text:span>(npan*npan)</text:p>
      <text:p text:style-name="P39"/>
      <text:p text:style-name="P42">siendo <text:span text:style-name="T26">cindgtmp</text:span> el internal file para cindg.tmp y <text:span text:style-name="T26">coefgtmp</text:span> el internal file para coefg.tmp.</text:p>
      <text:p text:style-name="P43">Ahora debemos reemplazar las escrituras de los archivos binarios en disco con los internal files de la siguiente manera, donde existían las siguientes escrituras:</text:p>
      <text:p text:style-name="P43"/>
      <text:p text:style-name="P140">write(40)coefg</text:p>
      <text:p text:style-name="P140">write(41)cindg</text:p>
      <text:p text:style-name="P140"/>
      <text:p text:style-name="P43">reemplazamos con el siguiente código:</text:p>
      <text:p text:style-name="P43"/>
      <text:p text:style-name="P140"><text:span text:style-name="T26">coefgtmp</text:span>(incoefg)=coefg</text:p>
      <text:p text:style-name="P140"><text:span text:style-name="T26">cindgtmp</text:span>(npa)=cindg</text:p>
      <text:p text:style-name="P43"/>
      <text:p text:style-name="P43">respectivamente. La variable “incoefg” es utilizada para marcar la posición en el array de npan*npan elementos, <text:span text:style-name="T30">internal file </text:span><text:span text:style-name="T28">coefgtmp</text:span><text:span text:style-name="T30">,</text:span> por cada vez <text:span text:style-name="T26">que entramos en el bucle interior, como es un array de una dimensión (igual al archivo binario que reemplaza) es necesario tener guardada la ultima posición por cada iteración del bucle externo. Para el internal file cindgtmp que reemplaza a cindg.tmp con utilizar la variable “npa” es suficiente, ya que lleva exactamente la posición en el array por cada iteración (es la variable de control </text:span><text:span text:style-name="T27">del bucle</text:span><text:span text:style-name="T26">).</text:span></text:p>
      <text:p text:style-name="P87"/>
      <text:p text:style-name="P91"><text:soft-page-break/></text:p>
      <text:p text:style-name="P44">Como explicabamos antes, la segunda parte de “circulac” llama a la subrutina “solgauss”, y previo a esto habiamos dicho que los archivos cindg.tmp y coefg.tmp que estamos reemplazando son escritos por la primera y leidos por la segunda. En “solgauss” el cambio es simple, tenemos dos bucles anidados que iteran de la misma manera que en “circulac” solo que leen los datos almacenados en los archivos TMP. Luego de esto hacen rewind de los archivos para que vuelvan a quedar disponibles para lectura al principio de los mismos. A continuación podemos ver el código <text:span text:style-name="T33">original</text:span>:</text:p>
      <text:p text:style-name="P45"/>
      <text:p text:style-name="P92"><text:s text:c="6"/>m=npan+1</text:p>
      <text:p text:style-name="P92"/>
      <text:p text:style-name="P92"><text:s text:c="6"/>do 1 i=1,npan </text:p>
      <text:p text:style-name="P92"><text:s text:c="6"/>do 2 j=1,npan </text:p>
      <text:p text:style-name="P92"><text:s text:c="6"/>read(40)cfg <text:s/></text:p>
      <text:p text:style-name="P92"><text:s text:c="6"/>coefg(i,j)=cfg</text:p>
      <text:p text:style-name="P92"><text:s text:c="4"/>2 continue</text:p>
      <text:p text:style-name="P92"><text:s text:c="6"/>read(41)cig</text:p>
      <text:p text:style-name="P92"><text:s text:c="6"/>coefg(i,m)=cig</text:p>
      <text:p text:style-name="P92"><text:s text:c="4"/>1 continue <text:s/></text:p>
      <text:p text:style-name="P92"/>
      <text:p text:style-name="P92"><text:s text:c="6"/>rewind(40) </text:p>
      <text:p text:style-name="P92"><text:s text:c="6"/>rewind(41)</text:p>
      <text:p text:style-name="P45"/>
      <text:p text:style-name="P45">Como vemos aquí se leen ambos archivos para armar una matriz con la variable denominada coefg, la cual tiene npan filas y npan+1 columnas, <text:span text:style-name="T32">realizando lo siguiente,</text:span> en cada fila <text:span text:style-name="T32">almacena</text:span> en los primeros npan valores, <text:span text:style-name="T32">o primeras npan columnas,</text:span> los <text:span text:style-name="T32">datos </text:span>obtenidos de coefg.tmp, <text:span text:style-name="T32">y en último lugar, </text:span>columna npan+1, el <text:span text:style-name="T32">dato </text:span>obtenido de cindg.tmp.</text:p>
      <text:p text:style-name="P17"/>
      <text:p text:style-name="P46">Para permitir que “solgauss” pueda trabajar con el cambio que introdujimos es necesario que reciba de alguna manera las referencias a los internal files. Esto lo conseguimos simplemente pasandole por parametro los mismos. El cambio en el código sería el siguiente:</text:p>
      <text:p text:style-name="P46"/>
      <text:p text:style-name="P168">Código original definición de subrutina</text:p>
      <text:p text:style-name="P141">subroutine solgauss(npan,gama)</text:p>
      <text:p text:style-name="P141">...</text:p>
      <text:p text:style-name="P168">Código modificado</text:p>
      <text:p text:style-name="P141">subroutine solgauss(npan,gama,<text:span text:style-name="T26">tmpcoefg</text:span>,<text:span text:style-name="T26">tmpcindg</text:span><text:span text:style-name="T36">)</text:span></text:p>
      <text:p text:style-name="P153">…</text:p>
      <text:p text:style-name="P153">real*8 tmpcoefg(mxro*mxro),tmpcindg(mxro)</text:p>
      <text:p text:style-name="P46"/>
      <text:p text:style-name="P46">Ahora que solgauss conoce la existencia de los internal files necesarios, podemos modificar los bucles de control para que los utilice.</text:p>
      <text:p text:style-name="P48">El código visto previamente de solgauss quedaría de la siguiente manera:</text:p>
      <text:p text:style-name="P48"/>
      <text:p text:style-name="P95"><text:s text:c="6"/>m=npan+1 <text:s text:c="52"/></text:p>
      <text:p text:style-name="P95"><text:s text:c="6"/>incfg=1 <text:s text:c="53"/></text:p>
      <text:p text:style-name="P95"/>
      <text:p text:style-name="P95"><text:s text:c="6"/><text:tab/>do 1 i=1,npan</text:p>
      <text:p text:style-name="P95"><text:s text:c="6"/><text:tab/>do 2 j=1,npan <text:s text:c="47"/></text:p>
      <text:p text:style-name="P95"><text:s text:c="6"/><text:tab/>!read(40)cfg</text:p>
      <text:p text:style-name="P95"><text:soft-page-break/><text:s text:c="6"/><text:tab/>incfg=((i-1)*npan)+j <text:s text:c="40"/></text:p>
      <text:p text:style-name="P95"><text:s text:c="6"/><text:tab/>cfg=<text:span text:style-name="T26">tmpcoefg</text:span>(incfg) <text:s text:c="43"/></text:p>
      <text:p text:style-name="P95"><text:s text:c="6"/><text:tab/>coefg(i,j)=cfg <text:s text:c="46"/></text:p>
      <text:p text:style-name="P95"><text:s text:c="6"/><text:tab/>incfg=incfg+1 <text:s text:c="47"/></text:p>
      <text:p text:style-name="P95"><text:s text:c="4"/>2 continue</text:p>
      <text:p text:style-name="P95"><text:s text:c="6"/><text:tab/>!read(41)cig <text:s text:c="48"/></text:p>
      <text:p text:style-name="P95"><text:s text:c="6"/><text:tab/>cig=<text:span text:style-name="T26">tmpcindg</text:span>(i) <text:s text:c="47"/></text:p>
      <text:p text:style-name="P95"><text:s text:c="6"/><text:tab/>coefg(i,m)=cig <text:s text:c="46"/></text:p>
      <text:p text:style-name="P95"><text:s text:c="4"/>1 continue <text:s text:c="52"/></text:p>
      <text:p text:style-name="P95"/>
      <text:p text:style-name="P95"><text:s text:c="6"/>!rewind(40) <text:s text:c="49"/></text:p>
      <text:p text:style-name="P95"><text:s text:c="6"/>!rewind(41)</text:p>
      <text:p text:style-name="P46"/>
      <text:p text:style-name="P49">Como <text:span text:style-name="T34">indicábamos</text:span>, el cambio es simple, lo primero que se realiza es la inclusión de una variable de control “incfg” inicializada en 1 (uno) con la cual <text:span text:style-name="T34">mantener la posición de la cual debe leerse del </text:span><text:span text:style-name="T29">tmpcoefg</text:span><text:span text:style-name="T34"> (que reemplaza a coefg.tmp) la próxima vez que se ingresa al bucle de control; luego se cambian los read en disco de los archivos de texto por el acceso a los internal files (en memoria), utilizando una variable auxiliar extra para leer el dato y luego ingresarlo en la matriz “coefg”. La variable auxiliar es utilizada para salvar errores aleatorios encontrados en los datos asignados al utilizar una asignación directa del internal file a la matriz “coefg”. La variable “incfg” es solo utilizada para seguir la posición del internal file “</text:span><text:span text:style-name="T29">tmpcoefg</text:span><text:span text:style-name="T34">”, ya que la posición del internal file “</text:span><text:span text:style-name="T29">tmpcindg</text:span><text:span text:style-name="T34">” puede ser llevada utilizando la variable de control del bucle, en este caso “i”.</text:span></text:p>
      <text:p text:style-name="P49"/>
      <text:p text:style-name="P50">Estos cambios y ajustes para el recambio de archivos de texto por archivos internos (arrays en memoria) se debe realizar por cada uno de los archivos indicados en la tabla 3.yy. </text:p>
      <text:p text:style-name="P52">En su mayoría el cambio es simple y consiste en cambiar unas lineas de código, como por ejemplo los que mantienen los archivos subr.out y salida2.out para postergar la escritura en disco de dichos archivos. Esos archivos internos son subrout y salida2out respectivamente, para los cuales agregamos la siguiente definición en el bloque “common”:</text:p>
      <text:p text:style-name="P50"/>
      <text:p text:style-name="P142">character salida2out(102)*95, subrout(500)*60</text:p>
      <text:p text:style-name="P51"/>
      <text:p text:style-name="P53">Y luego al utilizarlos llevar junto con ellos un contador que lleve la posición siguiente para escribir, <text:span text:style-name="T35">al cual llamamos nsubr para subrout:</text:span></text:p>
      <text:p text:style-name="P53"/>
      <text:p text:style-name="P142">write(subrout(nsubr),1)</text:p>
      <text:p text:style-name="P142">nsubr=nsubr+1</text:p>
      <text:p text:style-name="P53"/>
      <text:p text:style-name="P53">y <text:span text:style-name="T35">nsld2 para salida2out:</text:span></text:p>
      <text:p text:style-name="P53"/>
      <text:p text:style-name="P143">write(salida2out(nsld2),21)indice,ncapa</text:p>
      <text:p text:style-name="P143">write(salida2out(nsld2+1),'(a1)') ""</text:p>
      <text:p text:style-name="P143">nsld2=nsld2+2</text:p>
      <text:p text:style-name="P49"/>
      <text:p text:style-name="P6">En estos ejemplos, recordamos de la sección 2.<text:span text:style-name="T111">2</text:span> que el número ubicado en el comando “write” al lado del archivo interno es una etiqueta de formato.</text:p>
      <text:p text:style-name="P6">En el resto del código el tratamiento de estos archivos es similar, variando solamente de acuerdo a que datos deben ser escritos en el mismo, <text:span text:style-name="T38">como observamos en los</text:span> archivos internos que vimos previamente, los que reemplazan a coefg.tmp y cindg.tmp.</text:p>
      <text:p text:style-name="P54"><text:soft-page-break/>Un caso especial son los archivos <text:span text:style-name="T39">internos </text:span>cix1tmp, cix2.tmp, ciy1tmp, ciy2.tmp, ciz1tmp y ciz2.tmp, <text:span text:style-name="T39">para </text:span>los cuales <text:span text:style-name="T39">sus homonimos archivos en disco (cix1.tmp, cix2.tmp, y así sucesivamente) </text:span>son definidos en el programa original como “unformatted”, i.e., sin formato, con lo cual se generan archivos en disco de tipo binario. <text:span text:style-name="T39">Para obtener el mismo comportamiento en nuestros archivos internos solo debemos tener el cuidado de escribir en ellos sin dar formato a lo ingresado, i.e., los valores ingresan tal cual son generados por el programa. Veamos un ejemplo con cix1tmp. </text:span></text:p>
      <text:p text:style-name="P54"/>
      <text:p text:style-name="P55">El código para escribir los valores en el programa original es el siguiente:</text:p>
      <text:p text:style-name="P56"/>
      <text:p text:style-name="P144"><text:tab/>do 114 npa=1,npan</text:p>
      <text:p text:style-name="P144"><text:tab/>do 113 nv=1,npan</text:p>
      <text:p text:style-name="P144"/>
      <text:p text:style-name="P144"><text:tab/>write(42)cix(npa,nv)</text:p>
      <text:p text:style-name="P154"><text:tab/>…</text:p>
      <text:p text:style-name="P156">113 continue</text:p>
      <text:p text:style-name="P156">114 continue</text:p>
      <text:p text:style-name="P56"/>
      <text:p text:style-name="P57">La apertura del archivo le asigna al principio del programa la uni<text:span text:style-name="T41">dad</text:span> 42 para referencia posterior en el programa y de ahí el descriptor utilizado por el write, mientras que la matriz “cix” es generada por calculos previos. Al asígnar directamente y no dar un formato a utilizar en el comando write, estamos escribiendo los valores crudos para ser almacenados.</text:p>
      <text:p text:style-name="P56"/>
      <text:p text:style-name="P56">El código en el programa optimizado es:</text:p>
      <text:p text:style-name="P56"/>
      <text:p text:style-name="P144">common <text:s/><text:span text:style-name="T26">…</text:span> cix<text:span text:style-name="T40">1</text:span>tmp(maxro*maxro), <text:span text:style-name="T26">…</text:span></text:p>
      <text:p text:style-name="P156">…</text:p>
      <text:p text:style-name="P156"><text:tab/>kon=1</text:p>
      <text:p text:style-name="P144"><text:tab/>do 114 npa=1,npan</text:p>
      <text:p text:style-name="P144"><text:tab/>do 113 nv=1,npan</text:p>
      <text:p text:style-name="P144"/>
      <text:p text:style-name="P144"><text:tab/>cix1tmp(kon)=cix(npa,nv)</text:p>
      <text:p text:style-name="P155"><text:tab/>…</text:p>
      <text:p text:style-name="P144"><text:tab/>kon=kon+1</text:p>
      <text:p text:style-name="P156">113 continue</text:p>
      <text:p text:style-name="P156">114 continue</text:p>
      <text:p text:style-name="P56"/>
      <text:p text:style-name="P58">Aquí referenciamos primero la definición del archivo interno cix1tmp, viendo que no se define un tipo por defecto, por lo que como explicamos en parrafos anteriores, toma el tipo implicito real*8 definido en el bloque “common” de cada subrutina. El tamaño del archivo interno lo define el mismo bucle que lo genera, que itera desde 1 a “npan” dentro de otro bucle que itera la misma cantidad de veces, i.e., está generando npan*npan elementos en cix1tmp. La variable maxro definida “common” y con valor preasignado es equivalente a npan, con diferencia de que npan toma su valor una vez iniciado el programa, por lo cual no nos sirve para definir el archivo interno. Por último la variable “kon” oficia de contador de posiciones para el archivo interno.</text:p>
      <text:p text:style-name="P59">Luego de igual manera modificamos el código donde el archivo interno es leido por su equivalente interno. </text:p>
      <text:p text:style-name="P59">El código original sería:</text:p>
      <text:p text:style-name="P59"/>
      <text:p text:style-name="P145">read(42)cinfx</text:p>
      <text:p text:style-name="P59"><text:soft-page-break/></text:p>
      <text:p text:style-name="P59">Optimizado con archivo interno:</text:p>
      <text:p text:style-name="P59"/>
      <text:p text:style-name="P145">cinfx=cix1tmp(kon)</text:p>
      <text:p text:style-name="P59"/>
      <text:p text:style-name="P59">Donde nuevamente la variable “kon” lleva la posición dentro del archivo interno.</text:p>
      <text:p text:style-name="P59"/>
      <text:p text:style-name="P60">De igual manera son manejados los demás archivos externos binarios como archivos internos, los cuales mantendrán la información necesaria en memoria y no en disco, incrementando nuestro tiempo de lectura y escritura de dichos archivos considerablemente, pasando de tiempos de acceso medidos en milisegundos para un disco rigido, a tiempos de acceso en nanosegundos, lo cual implica un aumento de velocidad en un orden de 1000 veces, <text:span text:style-name="T42">al menos en teoria</text:span>. </text:p>
      <text:p text:style-name="P60">Obviamente esto trae aparejado una necesidad mayor de memoria RAM para el proceso ya que debe ser capaz de contener la totalidad de los datos <text:span text:style-name="T42">temporales que antes se contenían en disco, creciendo dicha necesidad proporcionalmente con el tamaño del problema calculado. Esto nos lleva a verificar que es posible que ante un tamaño suficientemente grande del problema, el calculo del mismo no sea viable en ciertos equipos. Se amplía sobre este tema en el capítulo 5.</text:span></text:p>
      <text:p text:style-name="P60"/>
      <text:p text:style-name="P61">Debido a lo indicado en el párrafo anterior es que en el trabajo de optimización se decidió no pasar la totalidad de los archivos externos a archivos internos y diferir su escritura al final de la ejecución del programa, sino que se seleccionaron los mas críticos a efectos del cálculo, aquellos que eran escritos y leídos durante la ejecución del programa, y manteniendo como archivos externos todo aquel que solo era escrito o leído.</text:p>
      <text:p text:style-name="P63">Podemos observar en la <text:span text:style-name="T45">tabla 3.3.2.yy cuales son los archivos que se decidió manejar mediante un archivo interno y el motivo de dicha decisión:</text:span></text:p>
      <text:p text:style-name="P63"/>
      <text:p text:style-name="P146">Tabla 3.3.2.yy con los archivos modificados con archivos internos.</text:p>
      <text:p text:style-name="P146">Tendra archivo externo – archivo interno – tipo de cambio/observaciones: ej, solo utilizado en memoria, o escritura diferida</text:p>
      <text:p text:style-name="P63"/>
      <text:p text:style-name="P47"/>
      <text:p text:style-name="P17"/>
      <text:h text:style-name="P170" text:outline-level="2">3.<text:span text:style-name="T9">4</text:span> Optimización Paralela para Multiprocesamiento</text:h>
      <text:p text:style-name="P17"/>
      <text:p text:style-name="P61">Con el primer paso de optimización realizado es posible llevar a cabo la optimización paralela del código con el modelo seleccionado, como se explicó en el capítulo 2, OpenMP.</text:p>
      <text:p text:style-name="P62">Como vimos en la sección 3.2.1, de acuerdo al resultado de la herramienta gprof, el código candidato<text:span text:style-name="T44"> </text:span>para ser optimizado <text:s/><text:span text:style-name="T44">en ese primer momento </text:span>e<text:span text:style-name="T44">ra</text:span> principalmente la subrutina “<text:span text:style-name="T43">estela</text:span>”, <text:span text:style-name="T43">seguida de “solgauss”.</text:span></text:p>
      <text:p text:style-name="P64">Si compilamos nuestro programa nuevamente con el profiler de GNU (gprof), pero con la optimización de los archivos internos, obtenemos lo mostrado por la imagen 3.4.x, donde podemos ver que la subrutina “estela” sigue siendo la mas pesada, seguida de solgauss, incluso por porcentajes casí similares a los obtenidos en el programa original. </text:p>
      <text:p text:style-name="P64"/>
      <text:p text:style-name="P65">Imagen 3.4.x (pruebas/newone/estela_intfiles)</text:p>
      <text:p text:style-name="P64"/>
      <text:h text:style-name="P171" text:outline-level="3"><text:soft-page-break/>3.4.1 Análisis de la subrutina Estela</text:h>
      <text:p text:style-name="P66"/>
      <text:p text:style-name="P67">En su definición la subrutina “estela” indica que realizá “Calculo de los coeficientes de influencia de los hilos libres”. <text:span text:style-name="T46">Los calculos realizados dentro de la subrutina son numerosos y complejos, por lo cual utilizaremos un pseudocódigo para poder observar los puntos mas importantes dentro de la subrutina que pueden ser candidatos de ser paralelizados. En la figura 3.4.xx podemos observar este pseudocódigo.</text:span></text:p>
      <text:p text:style-name="P67"/>
      <text:p text:style-name="P96">Figura 3.4.<text:span text:style-name="T58">1.</text:span>xx</text:p>
      <text:p text:style-name="P96"/>
      <text:p text:style-name="P96">subrutina estela()</text:p>
      <text:p text:style-name="P96">definicion variables globales y constantes;</text:p>
      <text:p text:style-name="P96"/>
      <text:p text:style-name="P96">begin</text:p>
      <text:p text:style-name="P96"><text:tab/><text:span text:style-name="T47">Do</text:span> de i=1 a 2500</text:p>
      <text:p text:style-name="P96"><text:tab/><text:span text:style-name="T47">Do</text:span> de j=1 a 51</text:p>
      <text:p text:style-name="P96"><text:tab/><text:tab/>ciex(i,j) = 0</text:p>
      <text:p text:style-name="P96"><text:tab/><text:tab/>ciey(i,j) = 0</text:p>
      <text:p text:style-name="P96"><text:tab/><text:tab/>ciez(i,j) = 0</text:p>
      <text:p text:style-name="P97"><text:tab/><text:span text:style-name="T47">end do</text:span></text:p>
      <text:p text:style-name="P97"><text:tab/><text:span text:style-name="T47">end do</text:span></text:p>
      <text:p text:style-name="P98"><text:tab/>calculos parciales</text:p>
      <text:p text:style-name="P98"><text:tab/><text:span text:style-name="T55">ib = 1</text:span></text:p>
      <text:p text:style-name="P98"/>
      <text:p text:style-name="P98">Do de i=1 a 2500</text:p>
      <text:p text:style-name="P98">Do de j=1 a 51</text:p>
      <text:p text:style-name="P98"><text:tab/>Do de k=1 a 2001</text:p>
      <text:p text:style-name="P98"><text:tab/><text:tab/>genera fx(k), fy(k), fz(k), dista(k), denom(k)</text:p>
      <text:p text:style-name="P98"><text:tab/>end do</text:p>
      <text:p text:style-name="P98"/>
      <text:p text:style-name="P107">## sumatoria terminos impares six, siy, siz</text:p>
      <text:p text:style-name="P104"><text:tab/>six,siy,siz = 0</text:p>
      <text:p text:style-name="P104"><text:tab/>Do de i<text:span text:style-name="T48">k</text:span>=2 a 2000</text:p>
      <text:p text:style-name="P104"><text:tab/><text:tab/>six = six + fx(i<text:span text:style-name="T48">k</text:span>)/denom(i<text:span text:style-name="T48">k</text:span>)</text:p>
      <text:p text:style-name="P104"><text:tab/><text:tab/>siy = siy + fy(i<text:span text:style-name="T48">k</text:span>)/denom(i<text:span text:style-name="T48">k</text:span>)</text:p>
      <text:p text:style-name="P104"><text:tab/><text:tab/>siz = siz + fz(i<text:span text:style-name="T48">k</text:span>)/denom(i<text:span text:style-name="T48">k</text:span>)</text:p>
      <text:p text:style-name="P104"><text:tab/><text:tab/>i<text:span text:style-name="T48">k</text:span> = i<text:span text:style-name="T48">k</text:span> +2</text:p>
      <text:p text:style-name="P104"><text:tab/>end do</text:p>
      <text:p text:style-name="P107">## sumatoria terminos pares spx, spy, spz</text:p>
      <text:p text:style-name="P104"><text:tab/>spx,spy,spz = 0</text:p>
      <text:p text:style-name="P104"><text:tab/>Do de i<text:span text:style-name="T48">k</text:span>=3 a 2000</text:p>
      <text:p text:style-name="P104"><text:tab/><text:tab/>spx = spx + fx(i<text:span text:style-name="T48">k</text:span>)/denom(i<text:span text:style-name="T48">k</text:span>)</text:p>
      <text:p text:style-name="P104"><text:tab/><text:tab/>spy = spy + fy(i<text:span text:style-name="T48">k</text:span>)/denom(i<text:span text:style-name="T48">k</text:span>)</text:p>
      <text:p text:style-name="P104"><text:tab/><text:tab/>spz = spz + fz(i<text:span text:style-name="T48">k</text:span>)/denom(i<text:span text:style-name="T48">k</text:span>)</text:p>
      <text:p text:style-name="P104"><text:tab/><text:tab/>i<text:span text:style-name="T48">k</text:span> = i<text:span text:style-name="T48">k</text:span> +2</text:p>
      <text:p text:style-name="P104"><text:tab/>end do</text:p>
      <text:p text:style-name="P99"><text:tab/><text:span text:style-name="T49">calculo ciex(i,j), ciey(i,j), ciez(i,j)</text:span></text:p>
      <text:p text:style-name="P99"><text:tab/><text:span text:style-name="T49">if (indice = 1) and (ib = 1) then <text:s/>## se ejecuta solo 1 vez</text:span></text:p>
      <text:p text:style-name="P99"><text:soft-page-break/><text:tab/><text:span text:style-name="T53">## calculo coeficientes de la estela x, y, z</text:span></text:p>
      <text:p text:style-name="P100"><text:tab/><text:tab/><text:span text:style-name="T49">if (i = nr) and (j = nr/2) then <text:s/></text:span></text:p>
      <text:p text:style-name="P101"><text:span text:style-name="T49"><text:tab/><text:tab/></text:span><text:span text:style-name="T53">## calculo para i=50 y j=25 (nr depende del tamaño del problema,</text:span></text:p>
      <text:p text:style-name="P108"><text:tab/><text:tab/>## en este caso el tamaño es 50)</text:p>
      <text:p text:style-name="P100"><text:tab/><text:tab/><text:tab/><text:span text:style-name="T51">inicializa valx,valy,valz</text:span></text:p>
      <text:p text:style-name="P100"><text:tab/><text:tab/><text:tab/><text:span text:style-name="T51">Do de ik=1 a 2001</text:span></text:p>
      <text:p text:style-name="P100"><text:tab/><text:tab/><text:tab/><text:tab/><text:span text:style-name="T51">escribe archivo integ1.txt con varios valores incluyendo valx,valy,valz</text:span></text:p>
      <text:p text:style-name="P100"><text:tab/><text:tab/><text:tab/><text:tab/><text:span text:style-name="T51">if (ik =/= 2001) then</text:span></text:p>
      <text:p text:style-name="P100"><text:tab/><text:tab/><text:tab/><text:tab/><text:tab/><text:span text:style-name="T51">const=1</text:span></text:p>
      <text:p text:style-name="P100"><text:tab/><text:tab/><text:tab/><text:tab/><text:tab/><text:span text:style-name="T51">if (ik == 2000) then</text:span></text:p>
      <text:p text:style-name="P100"><text:tab/><text:tab/><text:tab/><text:tab/><text:tab/><text:tab/><text:span text:style-name="T51">const=0.5</text:span></text:p>
      <text:p text:style-name="P100"><text:tab/><text:tab/><text:tab/><text:tab/><text:tab/><text:span text:style-name="T51">endif</text:span></text:p>
      <text:p text:style-name="P102"><text:tab/><text:tab/><text:tab/><text:tab/><text:tab/><text:span text:style-name="T52">valx = valx + fx(ik+1)/denom(ik+1)*otros valores</text:span></text:p>
      <text:p text:style-name="P103"><text:tab/><text:tab/><text:tab/><text:tab/><text:tab/><text:span text:style-name="T52">valy = valy + fy(ik+1)/denom(ik+1)*otros valores</text:span></text:p>
      <text:p text:style-name="P103"><text:tab/><text:tab/><text:tab/><text:tab/><text:tab/><text:span text:style-name="T52">valz = valz + fz(ik+1)/denom(ik+1)*otros valores</text:span></text:p>
      <text:p text:style-name="P100"><text:tab/><text:tab/><text:tab/><text:tab/><text:span text:style-name="T52">else </text:span></text:p>
      <text:p text:style-name="P100"><text:tab/><text:tab/><text:tab/><text:tab/><text:tab/><text:span text:style-name="T52">escribe integ1.txt con varios valores sin valx,valy,valz pero con ciex,ciey,ciez(i,j)</text:span></text:p>
      <text:p text:style-name="P100"><text:tab/><text:tab/><text:tab/><text:tab/><text:span text:style-name="T51">endif</text:span></text:p>
      <text:p text:style-name="P100"><text:tab/><text:tab/><text:span text:style-name="T50">else</text:span></text:p>
      <text:p text:style-name="P100"><text:tab/><text:tab/><text:tab/><text:span text:style-name="T50">if (i = nr/2) and (j = nr+1) then </text:span></text:p>
      <text:p text:style-name="P100"><text:tab/><text:tab/><text:tab/><text:span text:style-name="T54">## Luego (si no entró en el anterior if) el calculo es para i = 25 y j=51</text:span></text:p>
      <text:p text:style-name="P100"><text:tab/><text:tab/><text:tab/><text:tab/><text:span text:style-name="T52">Repite mismo trabajo pero escribiendo integ2.txt</text:span></text:p>
      <text:p text:style-name="P100"><text:tab/><text:tab/><text:tab/><text:span text:style-name="T50">endif</text:span></text:p>
      <text:p text:style-name="P105"><text:tab/><text:tab/>endif</text:p>
      <text:p text:style-name="P99"><text:tab/><text:span text:style-name="T49">endif</text:span></text:p>
      <text:p text:style-name="P105">end do</text:p>
      <text:p text:style-name="P105">end do</text:p>
      <text:p text:style-name="P96">end</text:p>
      <text:p text:style-name="P106"/>
      <text:p text:style-name="P69">Analizando el pseudocódigo podemos observar que la subrutina tiene partes bien diferenciadas. Un inicio con seteo de valores iniciales y calculos parciales, y luego vemos un bloque conformado por dos bucles principales; dentro de ellos es donde se encuentran las estructuras que pueden ser paralelizadas.</text:p>
      <text:p text:style-name="P70">Inicia con un bucle que calcula los datos en fx, fy, fz, denom y dista; luego calcula terminos pares e impares; finaliza con el denominado calculo de coeficientes de la estela x,y,z. </text:p>
      <text:p text:style-name="P70"/>
      <text:p text:style-name="P70">El calculo de coeficientes parece ser el mas complejo de los puntos indicados, pero si observamos bien solo se ejecuta una vez en todo el programa, cuando “indice” es igual a uno (la variable “ib” siempre tiene valor uno, por lo cual no la contamos). Dicha variable “indice” es global al programa <text:span text:style-name="T56">y controla las etapas por las que pasa</text:span>, toma valores de uno a diez y no repite los valores.</text:p>
      <text:p text:style-name="P71">Por otra parte, el calculo de coeficientes se hace sobre los valores valx, valy y valz, realizando sobre ellos una sumatoria, con lo cual se crea una dependencia de datos entre el calculo de un valor y los <text:span text:style-name="T57">cálculos</text:span> previos (cap<text:span text:style-name="T57">í</text:span>tul<text:span text:style-name="T57">o</text:span> 2 – openmp), <text:span text:style-name="T57">ya que para obtener el valor de valx en un momento, debo tener el valor previo de valx. Si realizamos una paralelización del código tendríamos un problema en los limites de los distintos threads, por ejemplo al dividirlos en porciones de 100 elementos el thread calculando los valores 101 a 200 de un bucle necesita conocer el valor de la sumatoria en el valor 100 para poder iniciar con valores correctos su calculo, y dicho valor 100 puede no existir aún en el momento que lo necesita (porque el thread encargado de su calculo puede no haber finalizado o siquiera iniciado).</text:span></text:p>
      <text:p text:style-name="P71"><text:soft-page-break/></text:p>
      <text:p text:style-name="P72">Si observamos bien el calculo de los terminos pares e impares, se presenta el mismo problema de dependencias de datos que aparece en el calculo de coeficientes. Cuando calculamos por ejemplo six, necesitamos conocer el valor previo de six en ese momento.</text:p>
      <text:p text:style-name="P72"/>
      <text:p text:style-name="P72">Existen técnicas y formas de transformar el código que permiten en algunos casos poder reprogramar una porción de código para que pueda ser paralelizable a pesar de tener estas dependencias de datos. Debido al potencial gran cambio necesario en el código para subsanar el problema de la dependencia de datos y a los requisitos de no <text:span text:style-name="T80">(</text:span><text:span text:style-name="T70">y los peligros de</text:span><text:span text:style-name="T80">)</text:span> tornar ilegible el código para el usuario del programa es que no se avanzó sobre estas áreas de la subrutina. La solución a este problema puede ser motivo de un trabajo futuro que se pondrá a consideración en el capitulo 5.</text:p>
      <text:p text:style-name="P72"/>
      <text:p text:style-name="P68"/>
      <text:p text:style-name="P73">Luego de descartar estos puntos como las zonas a paralelizar en la subrutina “estela” nos quedamos con el bucle de la figura 3.4.<text:span text:style-name="T58">1.</text:span>xx que genera los arrays fx, fy, fz, denom y dista, <text:span text:style-name="T58">ya que cada valor generado de estos arrays no depende de otros previos dentro de los arrays.</text:span></text:p>
      <text:p text:style-name="P79">---<text:span text:style-name="T85">agregar figura 3.4.1.xx---???</text:span></text:p>
      <text:p text:style-name="P73"/>
      <text:p text:style-name="P73"/>
      <text:h text:style-name="P171" text:outline-level="3">3.4.2 Optimización <text:span text:style-name="T59">con OpenMP</text:span> de subrutina Estela</text:h>
      <text:p text:style-name="P74"/>
      <text:p text:style-name="P75">Seleccionado el bucle a paralelizar debemos hacer un analisis de los datos que intervienen para poder realizar una optimización correcta. <text:span text:style-name="T61">Se realizan varias pruebas para paralelizar que veremos en el capitulo 4, quedando definido un conjunto de datos que debe ser compartido por cada thread lanzado por OpenMP y ciertas variables que deben ser privadas de cada uno de ellos.</text:span></text:p>
      <text:p text:style-name="P75"/>
      <text:p text:style-name="P75">El <text:span text:style-name="T61">bloque de </text:span>código seleccionado para <text:span text:style-name="T61">optimizar</text:span> es similar al siguiente:</text:p>
      <text:p text:style-name="P75"/>
      <text:p text:style-name="P147"><text:span text:style-name="T77">1</text:span> <text:s text:c="7"/>do 3 ik=1,kult</text:p>
      <text:p text:style-name="P147"><text:span text:style-name="T77">2</text:span> <text:s text:c="7"/>fx(ik)=<text:span text:style-name="T60">[calculo con valores de varias matrices]</text:span></text:p>
      <text:p text:style-name="P147"><text:span text:style-name="T77">3</text:span> <text:s text:c="7"/>fy(ik)=<text:span text:style-name="T60">[calculo con valores de varias matrices]</text:span></text:p>
      <text:p text:style-name="P147"><text:span text:style-name="T77">4</text:span> <text:s text:c="7"/>fz(ik)=<text:span text:style-name="T60">[calculo con valores de varias matrices]</text:span></text:p>
      <text:p text:style-name="P147"><text:span text:style-name="T77">5</text:span> <text:s text:c="7"/>fz(ik)=(-1.)*fz(ik)</text:p>
      <text:p text:style-name="P147"><text:span text:style-name="T77">6</text:span> <text:s text:c="7"/>dist2=<text:span text:style-name="T60">[calculo con valores de varias matrices]</text:span></text:p>
      <text:p text:style-name="P147"><text:span text:style-name="T77">7</text:span> <text:s text:c="7"/>dista(ik)=dsqrt(dist2) <text:s text:c="33"/></text:p>
      <text:p text:style-name="P147"><text:span text:style-name="T77">8</text:span> <text:s text:c="7"/>denom(ik)=dista(ik)**3 <text:s text:c="18"/></text:p>
      <text:p text:style-name="P147"><text:span text:style-name="T77">9</text:span> <text:s text:c="4"/>3 continue</text:p>
      <text:p text:style-name="P76"/>
      <text:p text:style-name="P109">Este bucle es el primer bucle interno de dos iteraciones mayores que incluyen mas calculos con otras estructuras, las cuales dependen de los resultados obtenidos en este primer bucle.</text:p>
      <text:p text:style-name="P109">Se calulan tres arrays llamados <text:span text:style-name="T62">fx</text:span>, <text:span text:style-name="T62">fy</text:span> y <text:span text:style-name="T62">fz</text:span>, un valor <text:span text:style-name="T62">dist2</text:span>, y dos arrays mas basados en el valor de <text:span text:style-name="T62">dist2</text:span>, <text:span text:style-name="T68">llamados </text:span><text:span text:style-name="T62">dista</text:span> y <text:span text:style-name="T62">denom</text:span>.</text:p>
      <text:p text:style-name="P110">Los cálculos de los tres primeros arrays y del valor dist2 dependen de varios otros arrays ya calculados previamente y que la subrutina obtiene por el área de datos común con el resto de partes del programa Fortran, además de utilizar funciones propias del lenguaje. <text:s/><text:span text:style-name="T69">-------se puede ser mas especifico y detallar cuales son los arrays previos----</text:span></text:p>
      <text:p text:style-name="P111"><text:soft-page-break/>En un primer análisis del bloque de código podemos observar una fuerte dependencia de datos en las lineas (5) y (8) <text:span text:style-name="T78">de la fig. 3.4.2.xx</text:span>. En la primera el calculo de fz(ik) depende de si mismo y en la segunda el valor de denom(ik) depende del valor de dista(ik).</text:p>
      <text:p text:style-name="P112">La dependencia de datos en la linea (5) es posible solucionarla rápida y elegantemente <text:span text:style-name="T80">¿</text:span>?. La linea lo que hace es al valor en fz(ik) multiplicarlo por -1, por lo cual es posible este c<text:span text:style-name="T79">á</text:span>lculo agregarlo <text:span text:style-name="T79">al final d</text:span>e la linea (4) <text:span text:style-name="T79">quedando la linea de la siguiente manera:</text:span></text:p>
      <text:p text:style-name="P112"/>
      <text:p text:style-name="P148"><text:s text:c="8"/>fz(ik)=<text:span text:style-name="T79">([calculo con valores de varias matrices])*(-1.)</text:span></text:p>
      <text:p text:style-name="P112"/>
      <text:p text:style-name="P113">En el caso de la linea (8) el análisis es distinto, la dependencia se encuentra en el valor de dista(ik) el cual es calculado en el paso previo y depende del cálculo del valor dist2, además es un calculo simple con una función interna del lenguaje Fortran. Se podría utilizar un calculo intermedio y luego asignar el resultado a dista(ik) y denom(ik), por ej:</text:p>
      <text:p text:style-name="P113"/>
      <text:p text:style-name="P93">var_aux = dsqrt(dist2)</text:p>
      <text:p text:style-name="P93">dista(ik) = var_aux</text:p>
      <text:p text:style-name="P93">denom(ik) = var_aux**3</text:p>
      <text:p text:style-name="P113"/>
      <text:p text:style-name="P114">Pero enfrentamos la indeterminación del valor inicial de var_aux y como afecta a cada bloque paralelo cuando realicemos la optimización con OpenMP. Se puede resolver llevando un control de la variable en el bloque declarativo de OpenMP e inicializando la variable cada vez que es utilizada, lo que agrega carga de control al bloque de código (tanto en OpenMP como en el código Fortran normal). Si el cálculo a realizar con dist2 fuera de mayor complejidad podría justificarse la utilización de una variable auxiliar intermedia, pero como es un calculo sencillo <text:span text:style-name="T80">que </text:span>utiliz<text:span text:style-name="T80">a</text:span> una función interna de Fortran a la cual se le envía un solo valor, se puede resolver de la siguiente manera:</text:p>
      <text:p text:style-name="P114"/>
      <text:p text:style-name="P94">dista(ik) = dsqrt(dist2)</text:p>
      <text:p text:style-name="P94">denom(ik) = (dsqrt(dist2))**3</text:p>
      <text:p text:style-name="P114"/>
      <text:p text:style-name="P115">----</text:p>
      <text:p text:style-name="P78"><text:span text:style-name="T82">Se puede entender mejor la dependencia de datos y la necesidad de controlar ciertas variables en los bloques paralelizados al observar un problema importante que surgió durante el trabajo de tesis, el cual</text:span> incluso no esta<text:span text:style-name="T83">ba</text:span> simple vista. </text:p>
      <text:p text:style-name="P78"><text:span text:style-name="T83">A</text:span>l realizar la optimización paralela los resultados del programa eran distintos a los de la ejecución normal. Los resultados deb<text:span text:style-name="T83">en</text:span> ser iguales, el programa es totalmente determinístico, por lo cual se buscaron muchas formas diferentes con directivas de OpenMP de controlar la ejecución de los threads <text:span text:style-name="T83">en este bloque seleccionado para optimización, </text:span>para que los datos no se contaminaran, <text:span text:style-name="T83">pero </text:span>siempre <text:span text:style-name="T83">arribando al</text:span> mismo resultado erroneo. </text:p>
      <text:p text:style-name="P77">El problema se encontró en otra porción de código que parecía bastante simple de paralelizar y <text:span text:style-name="T83">sin</text:span> necesi<text:span text:style-name="T83">dad de</text:span> control alguno. Al iniciar, la subrutina estela utiliza dos estructuras DO anidadas que inicializan con valor 0 tres arrays (ciex, ciey y ciez), por lo cual con una estructura OMP PARALLEL DO de OpenMP <text:span text:style-name="T82">debería bastar </text:span>para paralelizar el calculo y <text:span text:style-name="T82">obtener una ganancia en performance.</text:span></text:p>
      <text:p text:style-name="P81">El problema surg<text:span text:style-name="T83">e</text:span> porque la inicialización a 0 se realiza a través de una <text:span text:style-name="T101">variable</text:span> llamada “cero” definida en otra parte del código con el valor 0. Al lanzarse los threads de OpenMP dicha <text:span text:style-name="T101">variable</text:span> pas<text:span text:style-name="T100">ó</text:span> a <text:span text:style-name="T83">tener</text:span> un valor indeterminado para cada thread, trayendo consigo datos <text:span text:style-name="T83">espurios</text:span> a los cálculos siguientes donde los arrays intervienen. Al comentar las directivas OpenMP que encerraban dichos bloques DO los resultados volvieron a ser correctos.</text:p>
      <text:p text:style-name="P82">Si bien el comportamiento por defecto de OpenMP debería ser compartir entre todos los threads las variables en memoria del programa principal, no ocurre en este caso con la <text:span text:style-name="T101">variable</text:span> <text:span text:style-name="T62">“cero”</text:span><text:span text:style-name="T88">. Investigar </text:span><text:soft-page-break/><text:span text:style-name="T88">estas particularidades, </text:span><text:span text:style-name="T94">como una implementación del estándar OpenMP difiere de otras y que problemas trae,</text:span><text:span text:style-name="T88"> puede ser motivo de una extensión futura de este trabajo de tesis.</text:span></text:p>
      <text:p text:style-name="P119"/>
      <text:p text:style-name="P114"/>
      <text:p text:style-name="P116">Con las modificaciones indicadas ya está el bucle en condiciones de ser paralelizado con OpenMP.</text:p>
      <text:p text:style-name="P116">Lo primero que realizamos, c<text:span text:style-name="T60">omo vimos en el capitulo 2, </text:span>es indicar el comienzo de la región paralela y su final<text:span text:style-name="T60">:</text:span></text:p>
      <text:p text:style-name="P88"/>
      <text:p text:style-name="P157">!$OMP PARALLEL</text:p>
      <text:p text:style-name="P161">[bucle paralelizado]</text:p>
      <text:p text:style-name="P157">!$OMP END PARALLEL</text:p>
      <text:p text:style-name="P134"/>
      <text:p text:style-name="P116">Con esto no es suficiente, a su vez debemos agregar las instrucciones para indicar que la región paralela deberá ser una estructura DO, por lo que además debemos agregar esta definición:</text:p>
      <text:p text:style-name="P116"/>
      <text:p text:style-name="P158">!$OMP PARALLEL</text:p>
      <text:p text:style-name="P158">!$OMP DO</text:p>
      <text:p text:style-name="P158"/>
      <text:p text:style-name="P162">[bucle paralelizado]</text:p>
      <text:p text:style-name="P162"/>
      <text:p text:style-name="P158">!$OMP END DO</text:p>
      <text:p text:style-name="P149">!$OMP END PARALLEL</text:p>
      <text:p text:style-name="P116"/>
      <text:p text:style-name="P118">Al realizar estos cambios en el código para el bloque indicado, mas allá de conseguir una gran mejoría en el tiempo empleado, <text:span text:style-name="T84">por aún existir una dependencia de datos </text:span>nos encontramos con resultados con variaciones <text:span text:style-name="T81">significativas con</text:span> respecto a los originales <text:span text:style-name="T99">como veremos en el capítulo 4</text:span>. Teniendo en cuenta esto debemos realizar un <text:span text:style-name="T84">análisis</text:span> de que <text:span text:style-name="T81">variables</text:span> son compartid<text:span text:style-name="T81">a</text:span>s por los <text:span text:style-name="T81">distintos threads del proceso y cual es su alcance para evitar discrepancias en los resultados, ya que como indicamos el programa es totalmente determinístico.</text:span></text:p>
      <text:p text:style-name="P135"/>
      <text:p text:style-name="P136">-----</text:p>
      <text:p text:style-name="P120">El bloque de código nos muestra que para realizar el calculo de los arrays son necesarios varios otros arrays y variables <text:span text:style-name="T87">los que ya poseen valores previos</text:span>. Podemos ver en la figura 3.4.2.yy cuales son:</text:p>
      <text:p text:style-name="P120"/>
      <text:p text:style-name="P152">arrays:</text:p>
      <text:p text:style-name="P152">pcx, pcy, pcz, xe, ye, ze, re, fi</text:p>
      <text:p text:style-name="P152">Variable:</text:p>
      <text:p text:style-name="P152">c0</text:p>
      <text:p text:style-name="P121"/>
      <text:p text:style-name="P121">Además se utilizan las variables de control <text:span text:style-name="T62">ir</text:span> y <text:span text:style-name="T62">npa</text:span> de los bloques DO exteriores donde está anidado nuestro bloque de código, utilizadas para recorrer los arrays indicados en la figura 3.4.2.yy.</text:p>
      <text:p text:style-name="P122"/>
      <text:p text:style-name="P122">El primer interrogante es saber si los datos se deben compartir entre todos los threads o deben ser privados. Si observamos todos los arrays y variables externos que se utilizan para el cálculo, los threads deben compartir su valor, si se los definiera como PRIVATE su valor sería indefinido para cada thread, y si fuera como FIRSTPRIVATE por mas que los valores fueran correctos, la cantidad de recursos necesarios para la ejecución se multiplicaría por la cantidad de threads que estuvieran en ejecución. </text:p>
      <text:p text:style-name="P122"/>
      <text:p text:style-name="P122"><text:soft-page-break/>Luego, los arrays modificados dentro del bloque son escritos por cada thread, pero cada thread accede a las posiciones definidas por la variable de control del bloque DO que estamos paralelizando, <text:span text:style-name="T62">ik</text:span><text:span text:style-name="T88">, </text:span><text:span text:style-name="T89">la cual tendrá un valor para cada thread específico; por ejemplo si dividimos un DO de 100 iteraciones en 2 threads, la variable de control </text:span><text:span text:style-name="T63">ik</text:span><text:span text:style-name="T89"> tendrá valor inicial de 0 para un thread y 50 para el otro.</text:span></text:p>
      <text:p text:style-name="P122"><text:span text:style-name="T89">Esto nos lleva a que los arrays modificados dentro del bloque también pueden ser compartidos por todos los threads, ya que solo son accedidos indexados por la variable </text:span><text:span text:style-name="T63">ik</text:span><text:span text:style-name="T89"> la cual como vimos será disjunta para cada thread, con lo cual cada thread accede a posiciones de los arrays distintas para modificar.</text:span></text:p>
      <text:p text:style-name="P123"><text:span text:style-name="T88">Explicado todo esto, vemos que la gran mayoría de arrays y variables son compartidas por todos los threads, y la dependencia de datos entre estos es inexistente (los arrays escritos no son leidos, los arrays y variables leidas no son modificados), con lo cual definimos en la instrucción OpenMP de inicio del bloque paralelo como DEFAULT(SHARED) para todas las variables utilizadas dentro </text:span><text:span text:style-name="T91">(si bien es el comportamiento por defecto que el estándar OpenMP toma, lo dejamos declarado </text:span><text:span text:style-name="T93">explícitamente</text:span><text:span text:style-name="T91">, no solo p</text:span><text:span text:style-name="T92">o</text:span><text:span text:style-name="T91">r legibilidad, sino para evitar que una implementación extraña de OpenMP de un compilador genere resultados incorrectos, </text:span><text:span text:style-name="T93">por ejemplo con la </text:span><text:span text:style-name="T96">variable</text:span><text:span text:style-name="T93"> </text:span><text:span text:style-name="T65">“cero”</text:span><text:span text:style-name="T93"> que vimos en el problema </text:span><text:span text:style-name="T94">explicado previamente en esta misma sección</text:span><text:span text:style-name="T91">).</text:span></text:p>
      <text:p text:style-name="P126"/>
      <text:p text:style-name="P159">!$OMP PARALLEL <text:span text:style-name="T98">DEFAULT(SHARED)</text:span></text:p>
      <text:p text:style-name="P159">!$OMP DO</text:p>
      <text:p text:style-name="P159"/>
      <text:p text:style-name="P163">[bucle paralelizado]</text:p>
      <text:p text:style-name="P163"/>
      <text:p text:style-name="P159">!$OMP END DO</text:p>
      <text:p text:style-name="P150">!$OMP END PARALLEL</text:p>
      <text:p text:style-name="P117"/>
      <text:p text:style-name="P128">Con esta definición tenemos que todas las variables (arrays y variables comunes) serán compartidas por todos los threads. </text:p>
      <text:p text:style-name="P124"><text:span text:style-name="T88">Si analizamos mas fino, podemos ver que hay variables que necesitan </text:span><text:span text:style-name="T90">definirse privadas de cada thread, </text:span><text:span text:style-name="T91">principalmente la variable </text:span><text:span text:style-name="T64">dist2</text:span><text:span text:style-name="T91"> que es calculada dentro de cada thread en cada una de las iteraciones. </text:span><text:span text:style-name="T92">S</text:span><text:span text:style-name="T91">i fuera una variable compartida </text:span><text:span text:style-name="T93">todos los threads escribirían en ella en cualquier orden llevando a resultados erróneos. Solo para ejemplificar </text:span><text:span text:style-name="T94">supongamos que el thread 1 calcula la variable </text:span><text:span text:style-name="T66">dist2</text:span><text:span text:style-name="T94"> en una iteración, </text:span><text:span text:style-name="T95">luego escribe el valor de </text:span><text:span text:style-name="T67">dista(ik)</text:span><text:span text:style-name="T95"> con </text:span><text:span text:style-name="T67">dist2</text:span><text:span text:style-name="T95">, en ese momento el thread 4 calcula y escribe </text:span><text:span text:style-name="T67">dist2</text:span><text:span text:style-name="T95">, cuando el thread 1 va a escribir el valor de </text:span><text:span text:style-name="T67">denom(ik)</text:span><text:span text:style-name="T95">, </text:span><text:span text:style-name="T67">dist2</text:span><text:span text:style-name="T95"> ya tiene un valor completamente distinto al que había calculado el thread 1 previamente.</text:span></text:p>
      <text:p text:style-name="P125"><text:span text:style-name="T95">P</text:span><text:span text:style-name="T88">ara evitar un problema similar al de la variable “cero” decidimos declarar las variables de control ir y npa, </text:span><text:span text:style-name="T97">y la variable ncapa</text:span><text:span text:style-name="T88"> como FIRSTPRIVATE, de manera que sean privadas de cada thread y tengan desde el principio su valor.</text:span></text:p>
      <text:p text:style-name="P129">El código queda como vemos en la figura 3.4.2.zz</text:p>
      <text:p text:style-name="P129"/>
      <text:p text:style-name="P160">!$OMP PARALLEL <text:span text:style-name="T98">DEFAULT(SHARED)</text:span></text:p>
      <text:p text:style-name="P160">!$OMP DO <text:span text:style-name="T102">FIRSTPRIVATE(ir,npa,ncapa) PRIVATE(dist2)</text:span></text:p>
      <text:p text:style-name="P160"/>
      <text:p text:style-name="P164">[bucle paralelizado]</text:p>
      <text:p text:style-name="P164"/>
      <text:p text:style-name="P160">!$OMP END DO</text:p>
      <text:p text:style-name="P151">!$OMP END PARALLEL</text:p>
      <text:p text:style-name="P130"/>
      <text:p text:style-name="P131">Con estos cambios la ejecución del nuevo código da los resultados correctos comparados con la ejecución original y con la ejecución del código optimizado linealmente, teniendo paralelizado parte <text:soft-page-break/>del bloque de código que más tiempo consumía de toda la aplicación. En el capitulo 4 podremos ver la comparativa de tiempos de cada uno de los códigos.</text:p>
      <text:p text:style-name="P131"/>
      <text:p text:style-name="P132">¿¿¿ponemos como he venido mechando, que aplicar openmp al resto de estela podría ser trabajo futuro o lo dejo para el final???</text:p>
      <text:p text:style-name="P133">Esto iría en las conclusiones y trabajos futuros</text:p>
      <text:p text:style-name="P129"/>
      <text:p text:style-name="P127"/>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6-07-27T19:25:05.370000000</dc:date>
    <meta:editing-duration>P1DT21H14M14S</meta:editing-duration>
    <meta:editing-cycles>182</meta:editing-cycles>
    <meta:generator>LibreOffice/5.1.4.2$Windows_x86 LibreOffice_project/f99d75f39f1c57ebdd7ffc5f42867c12031db97a</meta:generator>
    <meta:document-statistic meta:table-count="0" meta:image-count="0" meta:object-count="0" meta:page-count="17" meta:paragraph-count="338" meta:word-count="6669" meta:character-count="43136" meta:non-whitespace-character-count="35337"/>
  </office:meta>
</office:document-meta>
</file>